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2" style:family="table">
      <style:table-properties style:width="17.443cm" fo:margin-left="0cm" table:align="left"/>
    </style:style>
    <style:style style:name="Таблица2.A" style:family="table-column">
      <style:table-column-properties style:column-width="7.082cm"/>
    </style:style>
    <style:style style:name="Таблица2.B" style:family="table-column">
      <style:table-column-properties style:column-width="1.415cm"/>
    </style:style>
    <style:style style:name="Таблица2.C" style:family="table-column">
      <style:table-column-properties style:column-width="5.713cm"/>
    </style:style>
    <style:style style:name="Таблица2.D" style:family="table-column">
      <style:table-column-properties style:column-width="3.233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6.993cm" table:align="left"/>
    </style:style>
    <style:style style:name="Таблица1.A" style:family="table-column">
      <style:table-column-properties style:column-width="2.316cm"/>
    </style:style>
    <style:style style:name="Таблица1.B" style:family="table-column">
      <style:table-column-properties style:column-width="4.44cm"/>
    </style:style>
    <style:style style:name="Таблица1.C" style:family="table-column">
      <style:table-column-properties style:column-width="10.238cm"/>
    </style:style>
    <style:style style:name="Таблица1.1" style:family="table-row">
      <style:table-row-properties style:min-row-height="0.54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Nimbus Mono L" fo:font-size="10pt" officeooo:rsid="004dc86b" officeooo:paragraph-rsid="004dc86b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style:font-name="Nimbus Mono L" fo:font-size="10pt" officeooo:rsid="00481a04" officeooo:paragraph-rsid="00481a04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Nimbus Mono L" fo:font-size="8pt" officeooo:rsid="00612e03" officeooo:paragraph-rsid="006ebfd5" style:font-size-asian="8pt" style:font-size-complex="8pt"/>
    </style:style>
    <style:style style:name="P4" style:family="paragraph" style:parent-style-name="Standard">
      <style:paragraph-properties fo:text-align="justify" style:justify-single-word="false"/>
      <style:text-properties style:font-name="Nimbus Mono L" fo:font-size="8pt" officeooo:rsid="005f3343" officeooo:paragraph-rsid="006ebfd5" style:font-size-asian="8pt" style:font-size-complex="8pt"/>
    </style:style>
    <style:style style:name="P5" style:family="paragraph" style:parent-style-name="Standard">
      <style:paragraph-properties fo:text-align="justify" style:justify-single-word="false" style:snap-to-layout-grid="false"/>
      <style:text-properties fo:font-size="12pt" officeooo:rsid="00372b6c" officeooo:paragraph-rsid="0056c7ca" style:font-size-asian="12pt" style:font-size-complex="12pt"/>
    </style:style>
    <style:style style:name="P6" style:family="paragraph" style:parent-style-name="Standard">
      <style:paragraph-properties fo:text-align="justify" style:justify-single-word="false" style:snap-to-layout-grid="false"/>
      <style:text-properties fo:font-size="12pt" officeooo:paragraph-rsid="0056c7ca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font-size="12pt" officeooo:paragraph-rsid="0056c7ca" style:font-size-asian="12pt" style:font-size-complex="12pt"/>
    </style:style>
    <style:style style:name="P8" style:family="paragraph" style:parent-style-name="Standard">
      <style:paragraph-properties fo:text-align="justify" style:justify-single-word="false" style:snap-to-layout-grid="false"/>
      <style:text-properties fo:font-size="12pt" fo:language="en" fo:country="US" officeooo:paragraph-rsid="0056c7ca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14pt" officeooo:rsid="00201c0e" officeooo:paragraph-rsid="00201c0e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fo:font-size="14pt" officeooo:rsid="00201c0e" officeooo:paragraph-rsid="00201c0e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officeooo:rsid="0020435a" officeooo:paragraph-rsid="0020435a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fo:font-size="14pt" officeooo:rsid="0020435a" officeooo:paragraph-rsid="0020435a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fo:font-size="14pt" officeooo:rsid="00272ca4" officeooo:paragraph-rsid="00272ca4" style:font-size-asian="14pt" style:font-size-complex="14pt"/>
    </style:style>
    <style:style style:name="P14" style:family="paragraph" style:parent-style-name="Standard">
      <style:paragraph-properties fo:text-align="justify" style:justify-single-word="false"/>
      <style:text-properties fo:font-size="14pt" officeooo:rsid="002d6584" officeooo:paragraph-rsid="002d6584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fo:font-size="14pt" officeooo:rsid="002d6584" officeooo:paragraph-rsid="0056c7ca" style:font-size-asian="14pt" style:font-size-complex="14pt"/>
    </style:style>
    <style:style style:name="P16" style:family="paragraph" style:parent-style-name="Standard">
      <style:paragraph-properties fo:text-align="justify" style:justify-single-word="false"/>
      <style:text-properties fo:font-size="14pt" officeooo:rsid="002d6584" officeooo:paragraph-rsid="005804fb" style:font-size-asian="14pt" style:font-size-complex="14pt"/>
    </style:style>
    <style:style style:name="P17" style:family="paragraph" style:parent-style-name="Standard">
      <style:paragraph-properties fo:text-align="justify" style:justify-single-word="false"/>
      <style:text-properties fo:font-size="14pt" officeooo:rsid="002d6584" officeooo:paragraph-rsid="006dcee0" style:font-size-asian="14pt" style:font-size-complex="14pt"/>
    </style:style>
    <style:style style:name="P18" style:family="paragraph" style:parent-style-name="Standard">
      <style:paragraph-properties fo:text-align="justify" style:justify-single-word="false"/>
      <style:text-properties fo:font-size="14pt" officeooo:rsid="002d6584" officeooo:paragraph-rsid="007189b1" style:font-size-asian="14pt" style:font-size-complex="14pt"/>
    </style:style>
    <style:style style:name="P19" style:family="paragraph" style:parent-style-name="Standard">
      <style:paragraph-properties fo:text-align="justify" style:justify-single-word="false"/>
      <style:text-properties fo:font-size="14pt" officeooo:rsid="002d6584" officeooo:paragraph-rsid="0078adb3" style:font-size-asian="14pt" style:font-size-complex="14pt"/>
    </style:style>
    <style:style style:name="P20" style:family="paragraph" style:parent-style-name="Standard">
      <style:paragraph-properties fo:text-align="justify" style:justify-single-word="false"/>
      <style:text-properties fo:font-size="14pt" officeooo:rsid="0033f6d7" officeooo:paragraph-rsid="0033f6d7" style:font-size-asian="14pt" style:font-size-complex="14pt"/>
    </style:style>
    <style:style style:name="P21" style:family="paragraph" style:parent-style-name="Standard">
      <style:paragraph-properties fo:text-align="justify" style:justify-single-word="false"/>
      <style:text-properties fo:font-size="14pt" officeooo:rsid="001efe36" officeooo:paragraph-rsid="002f5121" style:font-size-asian="14pt" style:font-size-complex="14pt"/>
    </style:style>
    <style:style style:name="P22" style:family="paragraph" style:parent-style-name="Standard">
      <style:paragraph-properties fo:text-align="justify" style:justify-single-word="false"/>
      <style:text-properties fo:font-size="14pt" officeooo:rsid="001efe36" officeooo:paragraph-rsid="0031cfab" style:font-size-asian="14pt" style:font-size-complex="14pt"/>
    </style:style>
    <style:style style:name="P23" style:family="paragraph" style:parent-style-name="Standard">
      <style:paragraph-properties fo:text-align="justify" style:justify-single-word="false"/>
      <style:text-properties fo:font-size="14pt" officeooo:rsid="001efe36" officeooo:paragraph-rsid="00310062" style:font-size-asian="14pt" style:font-size-complex="14pt"/>
    </style:style>
    <style:style style:name="P24" style:family="paragraph" style:parent-style-name="Standard">
      <style:paragraph-properties fo:text-align="justify" style:justify-single-word="false"/>
      <style:text-properties fo:font-size="14pt" officeooo:rsid="001efe36" officeooo:paragraph-rsid="0033e9b0" style:font-size-asian="14pt" style:font-size-complex="14pt"/>
    </style:style>
    <style:style style:name="P25" style:family="paragraph" style:parent-style-name="Standard">
      <style:paragraph-properties fo:text-align="justify" style:justify-single-word="false"/>
      <style:text-properties fo:font-size="14pt" officeooo:rsid="001efe36" officeooo:paragraph-rsid="0036d9c9" style:font-size-asian="14pt" style:font-size-complex="14pt"/>
    </style:style>
    <style:style style:name="P26" style:family="paragraph" style:parent-style-name="Standard">
      <style:paragraph-properties fo:text-align="justify" style:justify-single-word="false"/>
      <style:text-properties fo:font-size="14pt" officeooo:rsid="001efe36" officeooo:paragraph-rsid="003c5bae" style:font-size-asian="14pt" style:font-size-complex="14pt"/>
    </style:style>
    <style:style style:name="P27" style:family="paragraph" style:parent-style-name="Standard">
      <style:paragraph-properties fo:text-align="justify" style:justify-single-word="false"/>
      <style:text-properties fo:font-size="14pt" officeooo:rsid="001efe36" officeooo:paragraph-rsid="003a206a" style:font-size-asian="14pt" style:font-size-complex="14pt"/>
    </style:style>
    <style:style style:name="P28" style:family="paragraph" style:parent-style-name="Standard">
      <style:paragraph-properties fo:text-align="justify" style:justify-single-word="false"/>
      <style:text-properties fo:font-size="14pt" officeooo:rsid="001efe36" officeooo:paragraph-rsid="00415c56" style:font-size-asian="14pt" style:font-size-complex="14pt"/>
    </style:style>
    <style:style style:name="P29" style:family="paragraph" style:parent-style-name="Standard">
      <style:paragraph-properties fo:text-align="justify" style:justify-single-word="false"/>
      <style:text-properties fo:font-size="14pt" officeooo:rsid="001efe36" officeooo:paragraph-rsid="0041bb10" style:font-size-asian="14pt" style:font-size-complex="14pt"/>
    </style:style>
    <style:style style:name="P30" style:family="paragraph" style:parent-style-name="Standard">
      <style:paragraph-properties fo:text-align="justify" style:justify-single-word="false"/>
      <style:text-properties fo:font-size="14pt" officeooo:rsid="001efe36" officeooo:paragraph-rsid="00425e28" style:font-size-asian="14pt" style:font-size-complex="14pt"/>
    </style:style>
    <style:style style:name="P31" style:family="paragraph" style:parent-style-name="Standard">
      <style:paragraph-properties fo:text-align="justify" style:justify-single-word="false"/>
      <style:text-properties fo:font-size="14pt" officeooo:rsid="001efe36" officeooo:paragraph-rsid="00438fd8" style:font-size-asian="14pt" style:font-size-complex="14pt"/>
    </style:style>
    <style:style style:name="P32" style:family="paragraph" style:parent-style-name="Standard">
      <style:paragraph-properties fo:text-align="justify" style:justify-single-word="false"/>
      <style:text-properties fo:font-size="14pt" officeooo:rsid="001efe36" officeooo:paragraph-rsid="004f9bcc" style:font-size-asian="14pt" style:font-size-complex="14pt"/>
    </style:style>
    <style:style style:name="P33" style:family="paragraph" style:parent-style-name="Standard">
      <style:paragraph-properties fo:text-align="justify" style:justify-single-word="false"/>
      <style:text-properties fo:font-size="14pt" officeooo:rsid="001efe36" officeooo:paragraph-rsid="00481a04" style:font-size-asian="14pt" style:font-size-complex="14pt"/>
    </style:style>
    <style:style style:name="P34" style:family="paragraph" style:parent-style-name="Standard">
      <style:paragraph-properties fo:text-align="justify" style:justify-single-word="false"/>
      <style:text-properties fo:font-size="14pt" officeooo:rsid="001efe36" officeooo:paragraph-rsid="002d6584" style:font-size-asian="14pt" style:font-size-complex="14pt"/>
    </style:style>
    <style:style style:name="P35" style:family="paragraph" style:parent-style-name="Standard">
      <style:paragraph-properties fo:text-align="justify" style:justify-single-word="false"/>
      <style:text-properties fo:font-size="14pt" officeooo:rsid="0036d9c9" officeooo:paragraph-rsid="0036d9c9" style:font-size-asian="14pt" style:font-size-complex="14pt"/>
    </style:style>
    <style:style style:name="P36" style:family="paragraph" style:parent-style-name="Standard">
      <style:paragraph-properties fo:text-align="justify" style:justify-single-word="false"/>
      <style:text-properties fo:font-size="14pt" officeooo:rsid="003c5bae" officeooo:paragraph-rsid="0036d9c9" style:font-size-asian="14pt" style:font-size-complex="14pt"/>
    </style:style>
    <style:style style:name="P37" style:family="paragraph" style:parent-style-name="Standard">
      <style:paragraph-properties fo:text-align="justify" style:justify-single-word="false"/>
      <style:text-properties fo:font-size="14pt" officeooo:rsid="003c5bae" officeooo:paragraph-rsid="003c5bae" style:font-size-asian="14pt" style:font-size-complex="14pt"/>
    </style:style>
    <style:style style:name="P38" style:family="paragraph" style:parent-style-name="Standard">
      <style:paragraph-properties fo:text-align="justify" style:justify-single-word="false"/>
      <style:text-properties fo:font-size="14pt" officeooo:rsid="00491c7b" officeooo:paragraph-rsid="003c5bae" style:font-size-asian="14pt" style:font-size-complex="14pt"/>
    </style:style>
    <style:style style:name="P39" style:family="paragraph" style:parent-style-name="Standard">
      <style:paragraph-properties fo:text-align="justify" style:justify-single-word="false"/>
      <style:text-properties fo:font-size="14pt" officeooo:rsid="00491c7b" officeooo:paragraph-rsid="00491c7b" style:font-size-asian="14pt" style:font-size-complex="14pt"/>
    </style:style>
    <style:style style:name="P40" style:family="paragraph" style:parent-style-name="Standard">
      <style:paragraph-properties fo:text-align="justify" style:justify-single-word="false"/>
      <style:text-properties fo:font-size="14pt" officeooo:rsid="003a206a" officeooo:paragraph-rsid="003a206a" style:font-size-asian="14pt" style:font-size-complex="14pt"/>
    </style:style>
    <style:style style:name="P41" style:family="paragraph" style:parent-style-name="Standard">
      <style:paragraph-properties fo:text-align="justify" style:justify-single-word="false"/>
      <style:text-properties fo:font-size="14pt" officeooo:rsid="003a206a" officeooo:paragraph-rsid="0036d9c9" style:font-size-asian="14pt" style:font-size-complex="14pt"/>
    </style:style>
    <style:style style:name="P42" style:family="paragraph" style:parent-style-name="Standard">
      <style:paragraph-properties fo:text-align="justify" style:justify-single-word="false"/>
      <style:text-properties fo:font-size="14pt" officeooo:rsid="003f80df" officeooo:paragraph-rsid="0036d9c9" style:font-size-asian="14pt" style:font-size-complex="14pt"/>
    </style:style>
    <style:style style:name="P43" style:family="paragraph" style:parent-style-name="Standard">
      <style:paragraph-properties fo:text-align="justify" style:justify-single-word="false"/>
      <style:text-properties fo:font-size="14pt" officeooo:rsid="00415c56" officeooo:paragraph-rsid="0036d9c9" style:font-size-asian="14pt" style:font-size-complex="14pt"/>
    </style:style>
    <style:style style:name="P44" style:family="paragraph" style:parent-style-name="Standard">
      <style:paragraph-properties fo:text-align="justify" style:justify-single-word="false"/>
      <style:text-properties fo:font-size="14pt" officeooo:rsid="00449375" officeooo:paragraph-rsid="00449375" style:font-size-asian="14pt" style:font-size-complex="14pt"/>
    </style:style>
    <style:style style:name="P45" style:family="paragraph" style:parent-style-name="Standard">
      <style:paragraph-properties fo:text-align="justify" style:justify-single-word="false"/>
      <style:text-properties fo:font-size="14pt" officeooo:rsid="0045be3a" officeooo:paragraph-rsid="0036d9c9" style:font-size-asian="14pt" style:font-size-complex="14pt"/>
    </style:style>
    <style:style style:name="P46" style:family="paragraph" style:parent-style-name="Standard">
      <style:paragraph-properties fo:text-align="justify" style:justify-single-word="false"/>
      <style:text-properties fo:font-size="14pt" officeooo:rsid="00474d05" officeooo:paragraph-rsid="0036d9c9" style:font-size-asian="14pt" style:font-size-complex="14pt"/>
    </style:style>
    <style:style style:name="P47" style:family="paragraph" style:parent-style-name="Standard">
      <style:paragraph-properties fo:text-align="justify" style:justify-single-word="false"/>
      <style:text-properties fo:font-size="14pt" officeooo:rsid="002e81b9" officeooo:paragraph-rsid="0033e9b0" style:font-size-asian="14pt" style:font-size-complex="14pt"/>
    </style:style>
    <style:style style:name="P48" style:family="paragraph" style:parent-style-name="Standard">
      <style:paragraph-properties fo:text-align="justify" style:justify-single-word="false"/>
      <style:text-properties fo:font-size="14pt" officeooo:rsid="004c40f0" officeooo:paragraph-rsid="002d6584" style:font-size-asian="14pt" style:font-size-complex="14pt"/>
    </style:style>
    <style:style style:name="P49" style:family="paragraph" style:parent-style-name="Standard">
      <style:paragraph-properties fo:margin-left="0.106cm" fo:margin-right="0cm" fo:text-align="justify" style:justify-single-word="false" fo:text-indent="0cm" style:auto-text-indent="false" style:snap-to-layout-grid="false"/>
      <style:text-properties fo:font-size="12pt" officeooo:paragraph-rsid="0056c7ca" style:font-size-asian="12pt" style:font-size-complex="12pt"/>
    </style:style>
    <style:style style:name="P50" style:family="paragraph" style:parent-style-name="Standard">
      <style:paragraph-properties fo:margin-left="9.991cm" fo:margin-right="0cm" fo:text-align="justify" style:justify-single-word="false" fo:text-indent="0cm" style:auto-text-indent="false"/>
      <style:text-properties fo:font-size="14pt" officeooo:rsid="002435f7" officeooo:paragraph-rsid="002435f7" style:font-size-asian="14pt" style:font-size-complex="14pt"/>
    </style:style>
    <style:style style:name="P51" style:family="paragraph" style:parent-style-name="Standard">
      <style:paragraph-properties fo:margin-left="9.991cm" fo:margin-right="0cm" fo:text-align="justify" style:justify-single-word="false" fo:text-indent="0cm" style:auto-text-indent="false"/>
      <style:text-properties fo:font-size="14pt" officeooo:rsid="001efe36" officeooo:paragraph-rsid="00201c0e" style:font-size-asian="14pt" style:font-size-complex="14pt"/>
    </style:style>
    <style:style style:name="P52" style:family="paragraph" style:parent-style-name="Standard">
      <style:paragraph-properties fo:margin-left="9.991cm" fo:margin-right="0cm" fo:text-align="justify" style:justify-single-word="false" fo:text-indent="0cm" style:auto-text-indent="false"/>
      <style:text-properties fo:font-size="14pt" officeooo:rsid="001efe36" officeooo:paragraph-rsid="00272ca4" style:font-size-asian="14pt" style:font-size-complex="14pt"/>
    </style:style>
    <style:style style:name="P53" style:family="paragraph" style:parent-style-name="Standard">
      <style:paragraph-properties fo:margin-left="9.991cm" fo:margin-right="0cm" fo:text-align="justify" style:justify-single-word="false" fo:text-indent="0cm" style:auto-text-indent="false"/>
      <style:text-properties fo:font-size="14pt" officeooo:rsid="00201c0e" officeooo:paragraph-rsid="00201c0e" style:font-size-asian="14pt" style:font-size-complex="14pt"/>
    </style:style>
    <style:style style:name="P54" style:family="paragraph" style:parent-style-name="Standard">
      <style:paragraph-properties fo:margin-left="9.991cm" fo:margin-right="0cm" fo:text-align="justify" style:justify-single-word="false" fo:text-indent="0cm" style:auto-text-indent="false"/>
      <style:text-properties fo:font-size="14pt" officeooo:rsid="00272ca4" officeooo:paragraph-rsid="00272ca4" style:font-size-asian="14pt" style:font-size-complex="14pt"/>
    </style:style>
    <style:style style:name="P55" style:family="paragraph" style:parent-style-name="Table_20_Contents">
      <style:paragraph-properties fo:text-align="justify" style:justify-single-word="false"/>
      <style:text-properties fo:font-size="12pt" officeooo:rsid="002191cc" officeooo:paragraph-rsid="0056c7ca" style:font-size-asian="12pt" style:font-size-complex="12pt"/>
    </style:style>
    <style:style style:name="P56" style:family="paragraph" style:parent-style-name="Table_20_Contents">
      <style:paragraph-properties fo:text-align="justify" style:justify-single-word="false"/>
      <style:text-properties fo:font-size="12pt" officeooo:rsid="003304da" officeooo:paragraph-rsid="0056c7ca" style:font-size-asian="12pt" style:font-size-complex="12pt"/>
    </style:style>
    <style:style style:name="P57" style:family="paragraph" style:parent-style-name="Table_20_Contents">
      <style:paragraph-properties fo:text-align="justify" style:justify-single-word="false"/>
      <style:text-properties fo:font-size="12pt" officeooo:rsid="00337cd7" officeooo:paragraph-rsid="0056c7ca" style:font-size-asian="12pt" style:font-size-complex="12pt"/>
    </style:style>
    <style:style style:name="P58" style:family="paragraph" style:parent-style-name="Table_20_Contents">
      <style:paragraph-properties fo:text-align="justify" style:justify-single-word="false"/>
      <style:text-properties fo:font-size="12pt" officeooo:rsid="00351224" officeooo:paragraph-rsid="0056c7ca" style:font-size-asian="12pt" style:font-size-complex="12pt"/>
    </style:style>
    <style:style style:name="P59" style:family="paragraph" style:parent-style-name="Table_20_Contents">
      <style:paragraph-properties fo:text-align="justify" style:justify-single-word="false"/>
      <style:text-properties fo:font-size="12pt" officeooo:rsid="00280418" officeooo:paragraph-rsid="0056c7ca" style:font-size-asian="12pt" style:font-size-complex="12pt"/>
    </style:style>
    <style:style style:name="P60" style:family="paragraph" style:parent-style-name="Table_20_Contents">
      <style:paragraph-properties fo:text-align="justify" style:justify-single-word="false"/>
      <style:text-properties fo:font-size="12pt" officeooo:rsid="00356590" officeooo:paragraph-rsid="0056c7ca" style:font-size-asian="12pt" style:font-size-complex="12pt"/>
    </style:style>
    <style:style style:name="P61" style:family="paragraph" style:parent-style-name="Table_20_Contents">
      <style:paragraph-properties fo:text-align="justify" style:justify-single-word="false"/>
      <style:text-properties fo:font-size="12pt" officeooo:rsid="005804fb" officeooo:paragraph-rsid="005804fb" style:font-size-asian="12pt" style:font-size-complex="12pt"/>
    </style:style>
    <style:style style:name="P62" style:family="paragraph" style:parent-style-name="Table_20_Contents">
      <style:paragraph-properties fo:text-align="justify" style:justify-single-word="false"/>
      <style:text-properties fo:font-size="12pt" officeooo:rsid="005dacc9" officeooo:paragraph-rsid="005dacc9" style:font-size-asian="12pt" style:font-size-complex="12pt"/>
    </style:style>
    <style:style style:name="P63" style:family="paragraph" style:parent-style-name="Table_20_Contents">
      <style:paragraph-properties fo:text-align="justify" style:justify-single-word="false"/>
      <style:text-properties fo:font-size="12pt" officeooo:paragraph-rsid="0056c7ca" style:font-size-asian="12pt" style:font-size-complex="12pt"/>
    </style:style>
    <style:style style:name="P64" style:family="paragraph" style:parent-style-name="Table_20_Contents">
      <style:paragraph-properties fo:text-align="justify" style:justify-single-word="false"/>
      <style:text-properties fo:font-size="12pt" officeooo:paragraph-rsid="005804fb" style:font-size-asian="12pt" style:font-size-complex="12pt"/>
    </style:style>
    <style:style style:name="P65" style:family="paragraph" style:parent-style-name="Standard" style:list-style-name="WW8Num1">
      <style:paragraph-properties fo:text-align="justify" style:justify-single-word="false" style:snap-to-layout-grid="false"/>
      <style:text-properties fo:font-size="12pt" officeooo:paragraph-rsid="0056c7ca" style:font-size-asian="12pt" style:font-size-complex="12pt"/>
    </style:style>
    <style:style style:name="P66" style:family="paragraph" style:parent-style-name="Standard">
      <style:paragraph-properties fo:text-align="justify" style:justify-single-word="false" style:snap-to-layout-grid="false"/>
      <style:text-properties fo:font-size="12pt" officeooo:paragraph-rsid="0079f517" style:font-size-asian="12pt" style:font-size-complex="12pt"/>
    </style:style>
    <style:style style:name="P67" style:family="paragraph" style:parent-style-name="Standard">
      <style:paragraph-properties fo:text-align="justify" style:justify-single-word="false" style:snap-to-layout-grid="false"/>
      <style:text-properties fo:font-size="12pt" officeooo:rsid="00372b6c" officeooo:paragraph-rsid="0079b151" style:font-size-asian="12pt" style:font-size-complex="12pt"/>
    </style:style>
    <style:style style:name="P68" style:family="paragraph" style:parent-style-name="Standard">
      <style:paragraph-properties fo:text-align="justify" style:justify-single-word="false"/>
      <style:text-properties style:font-name="Nimbus Mono L" fo:font-size="10pt" officeooo:rsid="00612872" officeooo:paragraph-rsid="00612872" style:font-size-asian="10pt" style:font-size-complex="10pt"/>
    </style:style>
    <style:style style:name="P69" style:family="paragraph" style:parent-style-name="Standard">
      <style:paragraph-properties fo:text-align="justify" style:justify-single-word="false"/>
      <style:text-properties style:font-name="Nimbus Mono L" fo:font-size="8pt" officeooo:rsid="005f3343" officeooo:paragraph-rsid="006ebfd5" style:font-size-asian="8pt" style:font-size-complex="8pt"/>
    </style:style>
    <style:style style:name="P70" style:family="paragraph" style:parent-style-name="Standard">
      <style:paragraph-properties fo:text-align="justify" style:justify-single-word="false"/>
      <style:text-properties style:font-name="Nimbus Mono L" fo:font-size="8pt" officeooo:rsid="006ebfd5" officeooo:paragraph-rsid="006ebfd5" style:font-size-asian="8pt" style:font-size-complex="8pt"/>
    </style:style>
    <style:style style:name="P71" style:family="paragraph" style:parent-style-name="Standard">
      <style:paragraph-properties fo:text-align="justify" style:justify-single-word="false"/>
      <style:text-properties fo:font-size="14pt" officeooo:rsid="00612872" officeooo:paragraph-rsid="00612872" style:font-size-asian="14pt" style:font-size-complex="14pt"/>
    </style:style>
    <style:style style:name="P72" style:family="paragraph" style:parent-style-name="Standard">
      <style:paragraph-properties fo:text-align="justify" style:justify-single-word="false"/>
      <style:text-properties fo:font-size="14pt" officeooo:rsid="006dcee0" officeooo:paragraph-rsid="006dcee0" style:font-size-asian="14pt" style:font-size-complex="14pt"/>
    </style:style>
    <style:style style:name="P73" style:family="paragraph" style:parent-style-name="Standard">
      <style:paragraph-properties fo:text-align="justify" style:justify-single-word="false"/>
      <style:text-properties fo:font-size="14pt" officeooo:rsid="006dcee0" officeooo:paragraph-rsid="007189b1" style:font-size-asian="14pt" style:font-size-complex="14pt"/>
    </style:style>
    <style:style style:name="P74" style:family="paragraph" style:parent-style-name="Standard">
      <style:paragraph-properties fo:text-align="justify" style:justify-single-word="false"/>
      <style:text-properties fo:font-size="14pt" officeooo:rsid="006ebfd5" officeooo:paragraph-rsid="006dcee0" style:font-size-asian="14pt" style:font-size-complex="14pt"/>
    </style:style>
    <style:style style:name="P75" style:family="paragraph" style:parent-style-name="Standard">
      <style:paragraph-properties fo:text-align="justify" style:justify-single-word="false"/>
      <style:text-properties fo:font-size="14pt" officeooo:rsid="007189b1" officeooo:paragraph-rsid="007189b1" style:font-size-asian="14pt" style:font-size-complex="14pt"/>
    </style:style>
    <style:style style:name="P76" style:family="paragraph" style:parent-style-name="Standard">
      <style:paragraph-properties fo:text-align="justify" style:justify-single-word="false"/>
      <style:text-properties fo:font-size="14pt" officeooo:rsid="00760c6a" officeooo:paragraph-rsid="007189b1" style:font-size-asian="14pt" style:font-size-complex="14pt"/>
    </style:style>
    <style:style style:name="P77" style:family="paragraph" style:parent-style-name="Table_20_Contents">
      <style:paragraph-properties fo:text-align="justify" style:justify-single-word="false"/>
      <style:text-properties fo:font-size="12pt" officeooo:rsid="00280418" officeooo:paragraph-rsid="0079b151" style:font-size-asian="12pt" style:font-size-complex="12pt"/>
    </style:style>
    <style:style style:name="P78" style:family="paragraph" style:parent-style-name="Table_20_Contents">
      <style:paragraph-properties fo:text-align="justify" style:justify-single-word="false"/>
      <style:text-properties fo:font-size="12pt" officeooo:rsid="00356590" officeooo:paragraph-rsid="0079b151" style:font-size-asian="12pt" style:font-size-complex="12pt"/>
    </style:style>
    <style:style style:name="T1" style:family="text">
      <style:text-properties officeooo:rsid="00201c0e"/>
    </style:style>
    <style:style style:name="T2" style:family="text">
      <style:text-properties officeooo:rsid="002435f7"/>
    </style:style>
    <style:style style:name="T3" style:family="text">
      <style:text-properties officeooo:rsid="00255b8d"/>
    </style:style>
    <style:style style:name="T4" style:family="text">
      <style:text-properties officeooo:rsid="00272ca4"/>
    </style:style>
    <style:style style:name="T5" style:family="text">
      <style:text-properties officeooo:rsid="002d6584"/>
    </style:style>
    <style:style style:name="T6" style:family="text">
      <style:text-properties officeooo:rsid="002e81b9"/>
    </style:style>
    <style:style style:name="T7" style:family="text">
      <style:text-properties officeooo:rsid="002f5121"/>
    </style:style>
    <style:style style:name="T8" style:family="text">
      <style:text-properties officeooo:rsid="00310062"/>
    </style:style>
    <style:style style:name="T9" style:family="text">
      <style:text-properties officeooo:rsid="0033e9b0"/>
    </style:style>
    <style:style style:name="T10" style:family="text">
      <style:text-properties officeooo:rsid="0033f6d7"/>
    </style:style>
    <style:style style:name="T11" style:family="text">
      <style:text-properties officeooo:rsid="0036d9c9"/>
    </style:style>
    <style:style style:name="T12" style:family="text">
      <style:text-properties officeooo:rsid="003a206a"/>
    </style:style>
    <style:style style:name="T13" style:family="text">
      <style:text-properties officeooo:rsid="003c5bae"/>
    </style:style>
    <style:style style:name="T14" style:family="text">
      <style:text-properties officeooo:rsid="003f80df"/>
    </style:style>
    <style:style style:name="T15" style:family="text">
      <style:text-properties officeooo:rsid="00415c56"/>
    </style:style>
    <style:style style:name="T16" style:family="text">
      <style:text-properties officeooo:rsid="0041bb10"/>
    </style:style>
    <style:style style:name="T17" style:family="text">
      <style:text-properties officeooo:rsid="00438fd8"/>
    </style:style>
    <style:style style:name="T18" style:family="text">
      <style:text-properties officeooo:rsid="0045be3a"/>
    </style:style>
    <style:style style:name="T19" style:family="text">
      <style:text-properties officeooo:rsid="0045f922"/>
    </style:style>
    <style:style style:name="T20" style:family="text">
      <style:text-properties officeooo:rsid="00474d05"/>
    </style:style>
    <style:style style:name="T21" style:family="text">
      <style:text-properties officeooo:rsid="00481a04"/>
    </style:style>
    <style:style style:name="T22" style:family="text">
      <style:text-properties officeooo:rsid="00491c7b"/>
    </style:style>
    <style:style style:name="T23" style:family="text">
      <style:text-properties officeooo:rsid="004957a3"/>
    </style:style>
    <style:style style:name="T24" style:family="text">
      <style:text-properties officeooo:rsid="004c40f0"/>
    </style:style>
    <style:style style:name="T25" style:family="text">
      <style:text-properties style:font-name="Nimbus Mono L" fo:font-size="10pt" officeooo:rsid="0045be3a" style:font-size-asian="10pt" style:font-size-complex="10pt"/>
    </style:style>
    <style:style style:name="T26" style:family="text">
      <style:text-properties style:font-name="Nimbus Mono L" fo:font-size="10pt" officeooo:rsid="00438fd8" style:font-size-asian="10pt" style:font-size-complex="10pt"/>
    </style:style>
    <style:style style:name="T27" style:family="text">
      <style:text-properties style:font-name="Nimbus Mono L" fo:font-size="10pt" officeooo:rsid="0041bb10" style:font-size-asian="10pt" style:font-size-complex="10pt"/>
    </style:style>
    <style:style style:name="T28" style:family="text">
      <style:text-properties style:font-name="Nimbus Mono L" fo:font-size="10pt" officeooo:rsid="00425e28" style:font-size-asian="10pt" style:font-size-complex="10pt"/>
    </style:style>
    <style:style style:name="T29" style:family="text">
      <style:text-properties style:font-name="Nimbus Mono L" fo:font-size="10pt" officeooo:rsid="003f80df" style:font-size-asian="10pt" style:font-size-complex="10pt"/>
    </style:style>
    <style:style style:name="T30" style:family="text">
      <style:text-properties style:font-name="Nimbus Mono L" fo:font-size="10pt" officeooo:rsid="003a206a" style:font-size-asian="10pt" style:font-size-complex="10pt"/>
    </style:style>
    <style:style style:name="T31" style:family="text">
      <style:text-properties style:font-name="Nimbus Mono L" fo:font-size="10pt" officeooo:rsid="003b1125" style:font-size-asian="10pt" style:font-size-complex="10pt"/>
    </style:style>
    <style:style style:name="T32" style:family="text">
      <style:text-properties style:font-name="Nimbus Mono L" fo:font-size="10pt" officeooo:rsid="0033e9b0" style:font-size-asian="10pt" style:font-size-complex="10pt"/>
    </style:style>
    <style:style style:name="T33" style:family="text">
      <style:text-properties style:font-name="Nimbus Mono L" fo:font-size="10pt" officeooo:rsid="002f5121" style:font-size-asian="10pt" style:font-size-complex="10pt"/>
    </style:style>
    <style:style style:name="T34" style:family="text">
      <style:text-properties style:font-name="Nimbus Mono L" fo:font-size="10pt" officeooo:rsid="00307aa2" style:font-size-asian="10pt" style:font-size-complex="10pt"/>
    </style:style>
    <style:style style:name="T35" style:family="text">
      <style:text-properties style:font-name="Nimbus Mono L" fo:font-size="10pt" officeooo:rsid="00310062" style:font-size-asian="10pt" style:font-size-complex="10pt"/>
    </style:style>
    <style:style style:name="T36" style:family="text">
      <style:text-properties style:font-name="Nimbus Mono L" fo:font-size="10pt" officeooo:rsid="00322e86" style:font-size-asian="10pt" style:font-size-complex="10pt"/>
    </style:style>
    <style:style style:name="T37" style:family="text">
      <style:text-properties officeooo:rsid="00516f20"/>
    </style:style>
    <style:style style:name="T38" style:family="text">
      <style:text-properties officeooo:rsid="00533b20"/>
    </style:style>
    <style:style style:name="T39" style:family="text">
      <style:text-properties officeooo:rsid="005531ed"/>
    </style:style>
    <style:style style:name="T40" style:family="text">
      <style:text-properties fo:language="en" fo:country="US"/>
    </style:style>
    <style:style style:name="T41" style:family="text">
      <style:text-properties officeooo:rsid="003644ce"/>
    </style:style>
    <style:style style:name="T42" style:family="text">
      <style:text-properties officeooo:rsid="002b3dd3"/>
    </style:style>
    <style:style style:name="T43" style:family="text">
      <style:text-properties officeooo:rsid="0031f797"/>
    </style:style>
    <style:style style:name="T44" style:family="text">
      <style:text-properties officeooo:rsid="003065e7"/>
    </style:style>
    <style:style style:name="T45" style:family="text">
      <style:text-properties officeooo:rsid="006c42e9"/>
    </style:style>
    <style:style style:name="T46" style:family="text">
      <style:text-properties officeooo:rsid="006dcee0"/>
    </style:style>
    <style:style style:name="T47" style:family="text">
      <style:text-properties officeooo:rsid="006ebfd5"/>
    </style:style>
    <style:style style:name="T48" style:family="text">
      <style:text-properties officeooo:rsid="007189b1"/>
    </style:style>
    <style:style style:name="T49" style:family="text">
      <style:text-properties officeooo:rsid="0072d887"/>
    </style:style>
    <style:style style:name="T50" style:family="text">
      <style:text-properties officeooo:rsid="00746a36"/>
    </style:style>
    <style:style style:name="T51" style:family="text">
      <style:text-properties officeooo:rsid="0074c79b"/>
    </style:style>
    <style:style style:name="T52" style:family="text">
      <style:text-properties officeooo:rsid="00752247"/>
    </style:style>
    <style:style style:name="T53" style:family="text">
      <style:text-properties officeooo:rsid="00757700"/>
    </style:style>
    <style:style style:name="T54" style:family="text">
      <style:text-properties officeooo:rsid="00760c6a"/>
    </style:style>
    <style:style style:name="T55" style:family="text">
      <style:text-properties officeooo:rsid="0077dddc"/>
    </style:style>
    <style:style style:name="T56" style:family="text">
      <style:text-properties officeooo:rsid="0079b151"/>
    </style:style>
    <style:style style:name="T57" style:family="text">
      <style:text-properties officeooo:rsid="0079f51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Министерство образования и науки Российской Федерации </text:p>
      <text:p text:style-name="P9">Федеральное государственное бюджетное образовательное учреждение высшего </text:p>
      <text:p text:style-name="P9">профессионального образования </text:p>
      <text:p text:style-name="P9">ВОЛГОГРАДСКИЙ ГОСУДАРСТВЕННЫЙ ТЕХНИЧЕСКИЙ </text:p>
      <text:p text:style-name="P9">УНИВЕРСИТЕТ </text:p>
      <text:p text:style-name="P9">(ФГБОУ ВПО ВолгГТУ) </text:p>
      <text:p text:style-name="P9">Кафедра «Программное обеспечение автоматизированных систем» </text:p>
      <text:p text:style-name="P9">Дисциплина «Теория языков программирования и методы трансляции»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Компилятор подмножества языка Common Lisp</text:p>
      <text:p text:style-name="P11">Пояснительная записка к проекту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50">Исполнители:</text:p>
      <text:p text:style-name="P51"><text:span text:style-name="T1">студент</text:span><text:span text:style-name="T2">ы</text:span><text:span text:style-name="T1"> группы ИВТ</text:span><text:span text:style-name="T2">-</text:span><text:span text:style-name="T1">460 </text:span></text:p>
      <text:p text:style-name="P53">___________Стрельцов В. О. </text:p>
      <text:p text:style-name="P51"><text:span text:style-name="T1">___________</text:span><text:span text:style-name="T3">Горемыкин М. В.</text:span></text:p>
      <text:p text:style-name="P54"/>
      <text:p text:style-name="P54">Преподаватель:</text:p>
      <text:p text:style-name="P51"><text:span text:style-name="T1">к.</text:span><text:span text:style-name="T4">т</text:span><text:span text:style-name="T1">.н., доц. каф. </text:span><text:span text:style-name="T4">ПОАС</text:span></text:p>
      <text:p text:style-name="P52"><text:span text:style-name="T1">___________</text:span><text:span text:style-name="T4">Сычев О. А.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9">Волгоград 2012</text:p>
      <text:p text:style-name="P14"><text:soft-page-break/><text:tab/>1 Описание синтаксиса и семантики компилируемого языка</text:p>
      <text:p text:style-name="P14"/>
      <text:p text:style-name="P20"><text:tab/>1.1 Типы данных</text:p>
      <text:p text:style-name="P14"/>
      <text:p text:style-name="P21"><text:span text:style-name="T6"><text:tab/>Язык Common Lisp имеет динамическую типи</text:span><text:span text:style-name="T8">з</text:span><text:span text:style-name="T6">ацию. </text:span><text:span text:style-name="T10">Реализованное подмножество языка п</text:span><text:span text:style-name="T7">оддержива</text:span><text:span text:style-name="T10">ет</text:span><text:span text:style-name="T7"> типы:</text:span></text:p>
      <text:p text:style-name="P22"><text:span text:style-name="T15">1) </text:span><text:span text:style-name="T7">целые числа </text:span><text:span text:style-name="T33">(setf </text:span><text:span text:style-name="T34">var</text:span><text:span text:style-name="T33"> 10)</text:span></text:p>
      <text:p text:style-name="P23"><text:span text:style-name="T15">2) </text:span><text:span text:style-name="T7">символы </text:span><text:span text:style-name="T33">(setf </text:span><text:span text:style-name="T34">var </text:span><text:span text:style-name="T35">#\a</text:span><text:span text:style-name="T36">)</text:span></text:p>
      <text:p text:style-name="P21"><text:span text:style-name="T15">3) </text:span><text:span text:style-name="T7">строки </text:span><text:span text:style-name="T33">(setf </text:span><text:span text:style-name="T34">var</text:span><text:span text:style-name="T33"> "Hey, Joe")</text:span></text:p>
      <text:p text:style-name="P21"><text:span text:style-name="T15">4) </text:span><text:span text:style-name="T7">булевы значения t и nil </text:span><text:span text:style-name="T33">(setf var nil)</text:span></text:p>
      <text:p text:style-name="P24"><text:span text:style-name="T15">5) </text:span><text:span text:style-name="T9">листы </text:span><text:span text:style-name="T32">(setf var (list 1 2 3))</text:span></text:p>
      <text:p text:style-name="P24"><text:span text:style-name="T15">6) </text:span><text:span text:style-name="T9">векторы </text:span><text:span text:style-name="T32">(setf var (vector 4 5 6))</text:span></text:p>
      <text:p text:style-name="P25"><text:span text:style-name="T9"><text:tab/></text:span><text:span text:style-name="T11">Массив может содержать элементы разных типов (за счет этого поддерживаются многомерные массивы).</text:span></text:p>
      <text:p text:style-name="P35"/>
      <text:p text:style-name="P25"><text:span text:style-name="T11"><text:tab/></text:span><text:span text:style-name="T13">1.2 Обращение к переменным</text:span></text:p>
      <text:p text:style-name="P36"/>
      <text:p text:style-name="P37"><text:tab/>Обращение к переменной для чтения осуществляется простым указанием ее имени. Для записи в переменную значения нужно вызвать функцию setf и передать в нее первым аргументом имя переменной, а вторым — записываемое значение (может также быть переменной).</text:p>
      <text:p text:style-name="P37"/>
      <text:p text:style-name="P26"><text:span text:style-name="T13"><text:tab/></text:span><text:span text:style-name="T22">1.3 Операции</text:span></text:p>
      <text:p text:style-name="P38"/>
      <text:p text:style-name="P39"><text:tab/>Операции в языке Common Lisp являются функциями: арифметические операции имеют имена "+", "-", "*", "/", логические - "and", "not" и "or".</text:p>
      <text:p text:style-name="P35"/>
      <text:p text:style-name="P27"><text:span text:style-name="T12"><text:tab/>1.</text:span><text:span text:style-name="T13">3</text:span><text:span text:style-name="T12"> Вызов</text:span><text:span text:style-name="T23">ы</text:span><text:span text:style-name="T12"> функций</text:span></text:p>
      <text:p text:style-name="P40"/>
      <text:p text:style-name="P25"><text:span text:style-name="T11"><text:tab/></text:span><text:span text:style-name="T12">Вызовы функций представляют собой конструкцию вида </text:span><text:span text:style-name="T30">(funcName arg1 arg2 … argn)</text:span><text:span text:style-name="T12">. Например, </text:span><text:span text:style-name="T30">(list 1 2 3)</text:span><text:span text:style-name="T12"> создаст список из трех элементов, а </text:span><text:span text:style-name="T30">(</text:span><text:span text:style-name="T31">myRa</text:span><text:span text:style-name="T30">nd)</text:span><text:span text:style-name="T12"> возвратит случайное число. </text:span><text:span text:style-name="T14">Вызов </text:span><text:span text:style-name="T29">(setf a (vector "a" b 10))</text:span><text:span text:style-name="T14"> запишет в переменную a вектор из трех элементов — строки "a", ссылки на переменную b и целого числа 10.</text:span></text:p>
      <text:p text:style-name="P42"/>
      <text:p text:style-name="P25"><text:span text:style-name="T14"><text:tab/></text:span><text:span text:style-name="T15">1.4 Циклы</text:span></text:p>
      <text:p text:style-name="P43"/>
      <text:p text:style-name="P43"><text:tab/>Реализованное подмножество языка поддерживает следующие виды циклов:</text:p>
      <text:p text:style-name="P28"><text:span text:style-name="T15">1) </text:span><text:span text:style-name="T16">цикл со счетчиком </text:span><text:span text:style-name="T27">(loop for i from 0 to 10 do …)</text:span></text:p>
      <text:p text:style-name="P29"><text:span text:style-name="T16">2) цикл со счетчиком </text:span><text:span text:style-name="T27">(loop for i from 10 downto 0 do …)</text:span></text:p>
      <text:p text:style-name="P30"><text:span text:style-name="T16">3) цикл с пред-условием </text:span><text:span text:style-name="T27">(loop while … </text:span><text:span text:style-name="T28">do …)</text:span></text:p>
      <text:p text:style-name="P31"><text:span text:style-name="T17">4) итератор по элементам контейнера </text:span><text:span text:style-name="T26">(loop for element in container do …)</text:span></text:p>
      <text:p text:style-name="P44"><text:soft-page-break/><text:tab/>На месте условия может стоять выражение, телом цикла (после do) может быть последовательность выражений.</text:p>
      <text:p text:style-name="P41"/>
      <text:p text:style-name="P25"><text:span text:style-name="T12"><text:tab/></text:span><text:span text:style-name="T18">1.5 Развилки</text:span></text:p>
      <text:p text:style-name="P45"/>
      <text:p text:style-name="P32"><text:span text:style-name="T18"><text:tab/>Развилки представляются следующей конструкцией </text:span><text:span text:style-name="T25">(if condition body1 body2)</text:span><text:span text:style-name="T18">, где body2 — необязательная негативная ветка. И условием, и телом должны быть выражения (не последовательности!). Поэтому для выполнения нескольких действий внутри ветвей в языке Common Lisp предусмотрена конструкция </text:span><text:span text:style-name="T25">(progn expr1 expr2 … exprn)</text:span><text:span text:style-name="T18"> </text:span><text:span text:style-name="T19">- </text:span><text:span text:style-name="T18">своеобразный аналог фигурных скобок в языке Си.</text:span></text:p>
      <text:p text:style-name="P45"/>
      <text:p text:style-name="P25"><text:span text:style-name="T18"><text:tab/></text:span><text:span text:style-name="T20">1.6 Определение пользовательских функций</text:span></text:p>
      <text:p text:style-name="P46"/>
      <text:p text:style-name="P46"><text:tab/>Для определения функций нужно использовать следующую конструкцию:</text:p>
      <text:p text:style-name="P2">(defun funcName (arg1 arg2 … argn)</text:p>
      <text:p text:style-name="P2"><text:tab/>expr1</text:p>
      <text:p text:style-name="P2"><text:tab/>expr2</text:p>
      <text:p text:style-name="P2"><text:tab/>…</text:p>
      <text:p text:style-name="P2"><text:tab/>exprm)</text:p>
      <text:p text:style-name="P33"><text:span text:style-name="T21"><text:tab/>Результатом выполнения функции является последнее вычисленное значение, </text:span><text:span text:style-name="T37">п</text:span><text:span text:style-name="T21">ричем это значение может браться из разных веток </text:span><text:span text:style-name="T38">при наличии</text:span><text:span text:style-name="T21"> развилки </text:span><text:span text:style-name="T39">на верхнем уровне тела функции</text:span><text:span text:style-name="T21">.</text:span></text:p>
      <text:p text:style-name="P47"/>
      <text:p text:style-name="P14"><text:tab/>2 Пример программы на компилируемом языке</text:p>
      <text:p text:style-name="P14"/>
      <text:p text:style-name="P34"><text:span text:style-name="T5"><text:tab/></text:span><text:span text:style-name="T24">В качестве примера программы приведена реализация алгоритма быстрой сортировки.</text:span></text:p>
      <text:p text:style-name="P48"/>
      <text:p text:style-name="P1">(defun qsort(array low high)</text:p>
      <text:p text:style-name="P1"><text:s text:c="4"/>(setf i low)</text:p>
      <text:p text:style-name="P1"><text:s text:c="4"/>(setf j high)</text:p>
      <text:p text:style-name="P1"/>
      <text:p text:style-name="P1"><text:s text:c="4"/>(if (and (&gt;= i 0) (&gt;= j 0)) (progn</text:p>
      <text:p text:style-name="P1"><text:s text:c="8"/>(setf mid (elt array (/ (+ low high) 2)))</text:p>
      <text:p text:style-name="P1"/>
      <text:p text:style-name="P1"><text:s text:c="8"/>(loop while (&lt; i j) do</text:p>
      <text:p text:style-name="P1"><text:s text:c="12"/>(loop while (&lt; (elt array i) mid) do</text:p>
      <text:p text:style-name="P1"><text:s text:c="16"/>(setf i (+ i 1)))</text:p>
      <text:p text:style-name="P1"><text:s text:c="12"/>(loop while (&gt; (elt array j) mid) do</text:p>
      <text:p text:style-name="P1"><text:s text:c="16"/>(setf j (- j 1)))</text:p>
      <text:p text:style-name="P1"><text:s text:c="12"/>(if (&lt;= i j)</text:p>
      <text:p text:style-name="P1"><text:s text:c="16"/>(progn (setf temp (elt array i))</text:p>
      <text:p text:style-name="P1"><text:s text:c="23"/>(setf (elt array i) (elt array j))</text:p>
      <text:p text:style-name="P1"><text:s text:c="23"/>(setf (elt array j) temp)</text:p>
      <text:p text:style-name="P1"><text:s text:c="23"/>(setf i (+ i 1))</text:p>
      <text:p text:style-name="P1"><text:s text:c="23"/>(setf j (- j 1)))))</text:p>
      <text:p text:style-name="P1"/>
      <text:p text:style-name="P1"><text:s text:c="8"/>(if (&lt; low j)</text:p>
      <text:p text:style-name="P1"><text:s text:c="12"/>(qsort array low j))</text:p>
      <text:p text:style-name="P1"><text:s text:c="8"/>(if (&lt; i high)</text:p>
      <text:p text:style-name="P1"><text:s text:c="12"/>(qsort array i high)))))</text:p>
      <text:p text:style-name="P1"/>
      <text:p text:style-name="P1"><text:soft-page-break/>(setf a (vector 3 9 53 0 7 36 65 4 3 2 1))</text:p>
      <text:p text:style-name="P1">(print a "\n")</text:p>
      <text:p text:style-name="P1">(qsort a 0 (- (length a) 1))</text:p>
      <text:p text:style-name="P1">(print a "\n")</text:p>
      <text:p text:style-name="P14"/>
      <text:p text:style-name="P14"><text:tab/>3 Распределение обязанностей</text:p>
      <text:p text:style-name="P14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55">Возможность</text:p>
          </table:table-cell>
          <table:table-cell table:style-name="Таблица2.A1" office:value-type="string">
            <text:p text:style-name="P55">Вес</text:p>
          </table:table-cell>
          <table:table-cell table:style-name="Таблица2.A1" office:value-type="string">
            <text:p text:style-name="P55">Особенности в языке</text:p>
          </table:table-cell>
          <table:table-cell table:style-name="Таблица2.D1" office:value-type="string">
            <text:p text:style-name="P55">Кто реализует</text:p>
          </table:table-cell>
        </table:table-row>
        <table:table-row>
          <table:table-cell table:style-name="Таблица2.A2" office:value-type="string">
            <text:p text:style-name="P6">Локальные переменные встроенных типов данных:</text:p>
            <text:list xml:id="list8331159711" text:style-name="WW8Num1">
              <text:list-item>
                <text:p text:style-name="P65">целые числа (один тип)</text:p>
              </text:list-item>
              <text:list-item>
                <text:p text:style-name="P65">символы</text:p>
              </text:list-item>
              <text:list-item>
                <text:p text:style-name="P65">строки</text:p>
              </text:list-item>
            </text:list>
            <text:p text:style-name="P49">Выражения с использованием локальных переменных, арифметических операций (4 вида), операций сравнения и присваивания</text:p>
          </table:table-cell>
          <table:table-cell table:style-name="Таблица2.A2" office:value-type="string">
            <text:p text:style-name="P6">4 <text:span text:style-name="T40">min</text:span></text:p>
          </table:table-cell>
          <table:table-cell table:style-name="Таблица2.A2" office:value-type="string">
            <text:p text:style-name="P63"><text:span text:style-name="T41">символы (symbol)</text:span><text:span text:style-name="T42"> м</text:span><text:span text:style-name="T41">огут</text:span><text:span text:style-name="T42"> быть почти любым</text:span><text:span text:style-name="T41">и:</text:span><text:span text:style-name="T42"> </text:span><text:span text:style-name="T41">символы (character) операций * + - могут обозначать как операцию, так и быть частью символа (symbol).</text:span></text:p>
          </table:table-cell>
          <table:table-cell table:style-name="Таблица2.D2" office:value-type="string">
            <text:p text:style-name="P6">Стрельцов</text:p>
          </table:table-cell>
        </table:table-row>
        <table:table-row>
          <table:table-cell table:style-name="Таблица2.A2" office:value-type="string">
            <text:p text:style-name="P6">Одномерные массивы (или контейнеры), </text:p>
            <text:p text:style-name="P6">операция доступа к элементу массива</text:p>
          </table:table-cell>
          <table:table-cell table:style-name="Таблица2.A2" office:value-type="string">
            <text:p text:style-name="P6">3 <text:span text:style-name="T40">min</text:span></text:p>
          </table:table-cell>
          <table:table-cell table:style-name="Таблица2.A2" office:value-type="string">
            <text:p text:style-name="P63"><text:span text:style-name="T43">в</text:span><text:span text:style-name="T44">ектор</text:span><text:span text:style-name="T45">ы и </text:span><text:span text:style-name="T43">лист</text:span><text:span text:style-name="T45">ы.</text:span></text:p>
          </table:table-cell>
          <table:table-cell table:style-name="Таблица2.D2" office:value-type="string">
            <text:p text:style-name="P5">Стрельцов</text:p>
          </table:table-cell>
        </table:table-row>
        <table:table-row>
          <table:table-cell table:style-name="Таблица2.A2" office:value-type="string">
            <text:p text:style-name="P6">Числовые (целые числа), символьные и строковые константы (литералы) <text:s/>с поддержкой всех видов констант и служебных последовательностей символов</text:p>
          </table:table-cell>
          <table:table-cell table:style-name="Таблица2.A2" office:value-type="string">
            <text:p text:style-name="P8">2 min</text:p>
          </table:table-cell>
          <table:table-cell table:style-name="Таблица2.A2" office:value-type="string">
            <text:p text:style-name="P56">-</text:p>
          </table:table-cell>
          <table:table-cell table:style-name="Таблица2.D2" office:value-type="string">
            <text:p text:style-name="P5">Стрельцов,</text:p>
            <text:p text:style-name="P5">Горемыкин</text:p>
          </table:table-cell>
        </table:table-row>
        <table:table-row>
          <table:table-cell table:style-name="Таблица2.A2" office:value-type="string">
            <text:p text:style-name="P6">Управляющие структуры: развилки</text:p>
          </table:table-cell>
          <table:table-cell table:style-name="Таблица2.A2" office:value-type="string">
            <text:p text:style-name="P6">3 <text:span text:style-name="T40">min</text:span></text:p>
          </table:table-cell>
          <table:table-cell table:style-name="Таблица2.A2" office:value-type="string">
            <text:p text:style-name="P57">-</text:p>
          </table:table-cell>
          <table:table-cell table:style-name="Таблица2.D2" office:value-type="string">
            <text:p text:style-name="P6">Горемыкин</text:p>
          </table:table-cell>
        </table:table-row>
        <table:table-row>
          <table:table-cell table:style-name="Таблица2.A2" office:value-type="string">
            <text:p text:style-name="P6">Управляющие структуры: циклы</text:p>
          </table:table-cell>
          <table:table-cell table:style-name="Таблица2.A2" office:value-type="string">
            <text:p text:style-name="P6">3 <text:span text:style-name="T40">min</text:span></text:p>
          </table:table-cell>
          <table:table-cell table:style-name="Таблица2.A2" office:value-type="string">
            <text:p text:style-name="P58">-</text:p>
          </table:table-cell>
          <table:table-cell table:style-name="Таблица2.D2" office:value-type="string">
            <text:p text:style-name="P6">Стрельцов</text:p>
          </table:table-cell>
        </table:table-row>
        <table:table-row>
          <table:table-cell table:style-name="Таблица2.A2" office:value-type="string">
            <text:p text:style-name="P6">Функции (процедуры)</text:p>
          </table:table-cell>
          <table:table-cell table:style-name="Таблица2.A2" office:value-type="string">
            <text:p text:style-name="P6">3 <text:span text:style-name="T40">min</text:span></text:p>
          </table:table-cell>
          <table:table-cell table:style-name="Таблица2.A2" office:value-type="string">
            <text:p text:style-name="P58">-</text:p>
          </table:table-cell>
          <table:table-cell table:style-name="Таблица2.D2" office:value-type="string">
            <text:p text:style-name="P6">Горемыкин</text:p>
          </table:table-cell>
        </table:table-row>
        <table:table-row>
          <table:table-cell table:style-name="Таблица2.A2" office:value-type="string">
            <text:p text:style-name="P6">Классы/функции для работы с консолью (ввод/вывод базовых типов данных)</text:p>
          </table:table-cell>
          <table:table-cell table:style-name="Таблица2.A2" office:value-type="string">
            <text:p text:style-name="P6">2 <text:span text:style-name="T40">min</text:span></text:p>
          </table:table-cell>
          <table:table-cell table:style-name="Таблица2.A2" office:value-type="string">
            <text:p text:style-name="P58">-</text:p>
          </table:table-cell>
          <table:table-cell table:style-name="Таблица2.D2" office:value-type="string">
            <text:p text:style-name="P6">Стрельцов,</text:p>
            <text:p text:style-name="P5">Горемыкин</text:p>
          </table:table-cell>
        </table:table-row>
        <table:table-row>
          <table:table-cell table:style-name="Таблица2.A2" office:value-type="string">
            <text:p text:style-name="P6">Логические операции </text:p>
            <text:p text:style-name="P7">(И, ИЛИ, НЕ)</text:p>
          </table:table-cell>
          <table:table-cell table:style-name="Таблица2.A2" office:value-type="string">
            <text:p text:style-name="P59">1</text:p>
          </table:table-cell>
          <table:table-cell table:style-name="Таблица2.A2" office:value-type="string">
            <text:p text:style-name="P60">-</text:p>
          </table:table-cell>
          <table:table-cell table:style-name="Таблица2.D2" office:value-type="string">
            <text:p text:style-name="P6">Стрельцов</text:p>
          </table:table-cell>
        </table:table-row>
        <table:table-row>
          <table:table-cell table:style-name="Таблица2.A2" office:value-type="string">
            <text:p text:style-name="P66"><text:span text:style-name="T57">Переменные, константы и операции (арифметические, сравнения, присваивания) для чисел с плавающей точкой</text:span></text:p>
          </table:table-cell>
          <table:table-cell table:style-name="Таблица2.A2" office:value-type="string">
            <text:p text:style-name="P77"><text:span text:style-name="T56">3</text:span></text:p>
          </table:table-cell>
          <table:table-cell table:style-name="Таблица2.A2" office:value-type="string">
            <text:p text:style-name="P78"><text:span text:style-name="T56">-</text:span></text:p>
          </table:table-cell>
          <table:table-cell table:style-name="Таблица2.D2" office:value-type="string">
            <text:p text:style-name="P67">Горемыкин</text:p>
          </table:table-cell>
        </table:table-row>
      </table:table>
      <text:p text:style-name="P15"/>
      <text:p text:style-name="P14"><text:tab/>4 Таблица лексем</text:p>
      <text:p text:style-name="P1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64">Тип лексемы</text:p>
          </table:table-cell>
          <table:table-cell table:style-name="Таблица1.A1" office:value-type="string">
            <text:p text:style-name="P64">Лексема</text:p>
          </table:table-cell>
          <table:table-cell table:style-name="Таблица1.C1" office:value-type="string">
            <text:p text:style-name="P64">Значение, особенности</text:p>
          </table:table-cell>
        </table:table-row>
        <table:table-row>
          <table:table-cell table:style-name="Таблица1.A2" table:number-rows-spanned="19" office:value-type="string">
            <text:p text:style-name="P64">Ключевое слово</text:p>
          </table:table-cell>
          <table:table-cell table:style-name="Таблица1.A2" office:value-type="string">
            <text:p text:style-name="P64">loop</text:p>
          </table:table-cell>
          <table:table-cell table:style-name="Таблица1.C2" table:number-rows-spanned="8" office:value-type="string">
            <text:p text:style-name="P64">ключевые слова, используемые в циклах</text:p>
          </table:table-cell>
        </table:table-row>
        <table:table-row>
          <table:covered-table-cell/>
          <table:table-cell table:style-name="Таблица1.A2" office:value-type="string">
            <text:p text:style-name="P64">for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64">in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64">do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64">from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64">to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61">downto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64">while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64">progn</text:p>
          </table:table-cell>
          <table:table-cell table:style-name="Таблица1.C2" office:value-type="string">
            <text:p text:style-name="P64">группировка нескольких выражений в один блок</text:p>
          </table:table-cell>
        </table:table-row>
        <table:table-row>
          <table:covered-table-cell/>
          <table:table-cell table:style-name="Таблица1.A2" office:value-type="string">
            <text:p text:style-name="P64">if</text:p>
          </table:table-cell>
          <table:table-cell table:style-name="Таблица1.C2" office:value-type="string">
            <text:p text:style-name="P64">условный оператор</text:p>
          </table:table-cell>
        </table:table-row>
        <table:table-row>
          <table:covered-table-cell/>
          <table:table-cell table:style-name="Таблица1.A2" office:value-type="string">
            <text:p text:style-name="P64">defclass</text:p>
          </table:table-cell>
          <table:table-cell table:style-name="Таблица1.C2" office:value-type="string">
            <text:p text:style-name="P64">начало определения класса</text:p>
          </table:table-cell>
        </table:table-row>
        <table:table-row>
          <table:covered-table-cell/>
          <table:table-cell table:style-name="Таблица1.A2" office:value-type="string">
            <text:p text:style-name="P64">defun</text:p>
          </table:table-cell>
          <table:table-cell table:style-name="Таблица1.C2" office:value-type="string">
            <text:p text:style-name="P64">начало определения функции</text:p>
          </table:table-cell>
        </table:table-row>
        <table:table-row>
          <table:covered-table-cell/>
          <table:table-cell table:style-name="Таблица1.A2" office:value-type="string">
            <text:p text:style-name="P64">:initform</text:p>
          </table:table-cell>
          <table:table-cell table:style-name="Таблица1.C2" office:value-type="string">
            <text:p text:style-name="P64">используется для инициализации слота значением по умолчанию</text:p>
          </table:table-cell>
        </table:table-row>
        <table:table-row>
          <table:covered-table-cell/>
          <table:table-cell table:style-name="Таблица1.A2" office:value-type="string">
            <text:p text:style-name="P64">:reader</text:p>
          </table:table-cell>
          <table:table-cell table:style-name="Таблица1.C2" office:value-type="string">
            <text:p text:style-name="P64">используется для обозначения имени метода, которая будет читать слот</text:p>
          </table:table-cell>
        </table:table-row>
        <table:table-row>
          <table:covered-table-cell/>
          <table:table-cell table:style-name="Таблица1.A2" office:value-type="string">
            <text:p text:style-name="P64">:writer</text:p>
          </table:table-cell>
          <table:table-cell table:style-name="Таблица1.C2" office:value-type="string">
            <text:p text:style-name="P64">используется для обозначения имени метода, которая будет записывать слот</text:p>
          </table:table-cell>
        </table:table-row>
        <table:table-row>
          <table:covered-table-cell/>
          <table:table-cell table:style-name="Таблица1.A2" office:value-type="string">
            <text:p text:style-name="P64">:accessor</text:p>
          </table:table-cell>
          <table:table-cell table:style-name="Таблица1.C2" office:value-type="string">
            <text:p text:style-name="P64">используется для обозначения имени метода, которая будет и читать, и записывать слот</text:p>
          </table:table-cell>
        </table:table-row>
        <table:table-row>
          <table:covered-table-cell/>
          <table:table-cell table:style-name="Таблица1.A2" office:value-type="string">
            <text:p text:style-name="P64">:allocation</text:p>
          </table:table-cell>
          <table:table-cell table:style-name="Таблица1.C2" office:value-type="string">
            <text:p text:style-name="P64">указывает является ли слот статическим</text:p>
          </table:table-cell>
        </table:table-row>
        <table:table-row>
          <table:covered-table-cell/>
          <table:table-cell table:style-name="Таблица1.A2" office:value-type="string">
            <text:p text:style-name="P62">make-instance</text:p>
          </table:table-cell>
          <table:table-cell table:style-name="Таблица1.C2" office:value-type="string">
            <text:p text:style-name="P62">создание экземпляра класса</text:p>
          </table:table-cell>
        </table:table-row>
        <table:table-row>
          <table:covered-table-cell/>
          <table:table-cell table:style-name="Таблица1.A2" office:value-type="string">
            <text:p text:style-name="P64">slot-value</text:p>
          </table:table-cell>
          <table:table-cell table:style-name="Таблица1.C2" office:value-type="string">
            <text:p text:style-name="P64">обращение к слоту объекта</text:p>
          </table:table-cell>
        </table:table-row>
        <table:table-row>
          <table:table-cell table:style-name="Таблица1.A2" table:number-rows-spanned="2" office:value-type="string">
            <text:p text:style-name="P64">Комментарий</text:p>
          </table:table-cell>
          <table:table-cell table:style-name="Таблица1.A2" office:value-type="string">
            <text:p text:style-name="P64">; …</text:p>
          </table:table-cell>
          <table:table-cell table:style-name="Таблица1.C2" office:value-type="string">
            <text:p text:style-name="P64">однострочный комментарий</text:p>
          </table:table-cell>
        </table:table-row>
        <table:table-row>
          <table:covered-table-cell/>
          <table:table-cell table:style-name="Таблица1.A2" office:value-type="string">
            <text:p text:style-name="P64">#| … |#</text:p>
          </table:table-cell>
          <table:table-cell table:style-name="Таблица1.C2" office:value-type="string">
            <text:p text:style-name="P64">многострочный комментарий</text:p>
          </table:table-cell>
        </table:table-row>
        <table:table-row>
          <table:table-cell table:style-name="Таблица1.A2" office:value-type="string">
            <text:p text:style-name="P64">Строковая константа</text:p>
          </table:table-cell>
          <table:table-cell table:style-name="Таблица1.A2" office:value-type="string">
            <text:p text:style-name="P64">" … "</text:p>
          </table:table-cell>
          <table:table-cell table:style-name="Таблица1.C2" office:value-type="string">
            <text:p text:style-name="P64">может быть многострочной, не обязательно завершена нулем.</text:p>
          </table:table-cell>
        </table:table-row>
        <table:table-row>
          <table:table-cell table:style-name="Таблица1.A2" table:number-rows-spanned="4" office:value-type="string">
            <text:p text:style-name="P64">Целочисленная константа</text:p>
          </table:table-cell>
          <table:table-cell table:style-name="Таблица1.A2" office:value-type="string">
            <text:p text:style-name="P64">#b&lt;двоичное число&gt;</text:p>
          </table:table-cell>
          <table:table-cell table:style-name="Таблица1.C2" office:value-type="string">
            <text:p text:style-name="P64">в бинарном виде</text:p>
          </table:table-cell>
        </table:table-row>
        <table:table-row>
          <table:covered-table-cell/>
          <table:table-cell table:style-name="Таблица1.A2" office:value-type="string">
            <text:p text:style-name="P64">#o&lt;восьмеричное число&gt;</text:p>
          </table:table-cell>
          <table:table-cell table:style-name="Таблица1.C2" office:value-type="string">
            <text:p text:style-name="P64">в восьмеричном виде</text:p>
          </table:table-cell>
        </table:table-row>
        <table:table-row>
          <table:covered-table-cell/>
          <table:table-cell table:style-name="Таблица1.A2" office:value-type="string">
            <text:p text:style-name="P64">&lt;десятеричное число&gt;</text:p>
          </table:table-cell>
          <table:table-cell table:style-name="Таблица1.C2" office:value-type="string">
            <text:p text:style-name="P64">в десятеричном виде</text:p>
          </table:table-cell>
        </table:table-row>
        <table:table-row>
          <table:covered-table-cell/>
          <table:table-cell table:style-name="Таблица1.A2" office:value-type="string">
            <text:p text:style-name="P64">#h&lt;шестнадцатиричное число&gt;</text:p>
          </table:table-cell>
          <table:table-cell table:style-name="Таблица1.C2" office:value-type="string">
            <text:p text:style-name="P64">в шестнадцатеричном виде</text:p>
          </table:table-cell>
        </table:table-row>
        <table:table-row>
          <table:table-cell table:style-name="Таблица1.A2" table:number-rows-spanned="2" office:value-type="string">
            <text:p text:style-name="P64">Символьная константа</text:p>
          </table:table-cell>
          <table:table-cell table:style-name="Таблица1.A2" office:value-type="string">
            <text:p text:style-name="P64">#\&lt;символ&gt;</text:p>
          </table:table-cell>
          <table:table-cell table:style-name="Таблица1.C2" office:value-type="string">
            <text:p text:style-name="P64">печатный символ</text:p>
          </table:table-cell>
        </table:table-row>
        <table:table-row>
          <table:covered-table-cell/>
          <table:table-cell table:style-name="Таблица1.A2" office:value-type="string">
            <text:p text:style-name="P64">#\&lt;ключевое слово&gt;</text:p>
          </table:table-cell>
          <table:table-cell table:style-name="Таблица1.C2" office:value-type="string">
            <text:p text:style-name="P64">специальный символ, допустимые ключевые слова: space, tab, newline, page, rubout, linefeed, return, backspace</text:p>
          </table:table-cell>
        </table:table-row>
        <table:table-row>
          <table:table-cell table:style-name="Таблица1.A2" table:number-rows-spanned="2" office:value-type="string">
            <text:p text:style-name="P64">Булева константа</text:p>
          </table:table-cell>
          <table:table-cell table:style-name="Таблица1.A2" office:value-type="string">
            <text:p text:style-name="P64">t</text:p>
          </table:table-cell>
          <table:table-cell table:style-name="Таблица1.C2" office:value-type="string">
            <text:p text:style-name="P64">истина</text:p>
          </table:table-cell>
        </table:table-row>
        <table:table-row>
          <table:covered-table-cell/>
          <table:table-cell table:style-name="Таблица1.A2" office:value-type="string">
            <text:p text:style-name="P64">nil</text:p>
          </table:table-cell>
          <table:table-cell table:style-name="Таблица1.C2" office:value-type="string">
            <text:p text:style-name="P64">ложь</text:p>
          </table:table-cell>
        </table:table-row>
        <table:table-row>
          <table:table-cell table:style-name="Таблица1.A2" table:number-rows-spanned="13" office:value-type="string">
            <text:p text:style-name="P64">Операции</text:p>
          </table:table-cell>
          <table:table-cell table:style-name="Таблица1.A2" office:value-type="string">
            <text:p text:style-name="P64">( … )</text:p>
          </table:table-cell>
          <table:table-cell table:style-name="Таблица1.C2" office:value-type="string">
            <text:p text:style-name="P64">скобки</text:p>
          </table:table-cell>
        </table:table-row>
        <table:table-row>
          <table:covered-table-cell/>
          <table:table-cell table:style-name="Таблица1.A2" office:value-type="string">
            <text:p text:style-name="P64">+</text:p>
          </table:table-cell>
          <table:table-cell table:style-name="Таблица1.C2" table:number-rows-spanned="4" office:value-type="string">
            <text:p text:style-name="P64">арифметические операции, может быть частью символа, если после него не идет пробел или скобка</text:p>
          </table:table-cell>
        </table:table-row>
        <table:table-row>
          <table:covered-table-cell/>
          <table:table-cell table:style-name="Таблица1.A2" office:value-type="string">
            <text:p text:style-name="P64">-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64">*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64">/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64">&gt;</text:p>
          </table:table-cell>
          <table:table-cell table:style-name="Таблица1.C2" table:number-rows-spanned="5" office:value-type="string">
            <text:p text:style-name="P64">логические операции, может быть частью символа, если после него не идет пробел или скобка</text:p>
          </table:table-cell>
        </table:table-row>
        <table:table-row>
          <table:covered-table-cell/>
          <table:table-cell table:style-name="Таблица1.A2" office:value-type="string">
            <text:p text:style-name="P64">&gt;=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64">&lt;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64">&lt;=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64">=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64">and</text:p>
          </table:table-cell>
          <table:table-cell table:style-name="Таблица1.C2" table:number-rows-spanned="3" office:value-type="string">
            <text:p text:style-name="P64">логические операции, заданные ключевыми словами</text:p>
          </table:table-cell>
        </table:table-row>
        <table:table-row>
          <table:covered-table-cell/>
          <table:table-cell table:style-name="Таблица1.A2" office:value-type="string">
            <text:p text:style-name="P64">or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64">not</text:p>
          </table:table-cell>
          <table:covered-table-cell/>
        </table:table-row>
        <table:table-row>
          <table:table-cell table:style-name="Таблица1.A2" table:number-rows-spanned="2" office:value-type="string">
            <text:p text:style-name="P64">Символ</text:p>
          </table:table-cell>
          <table:table-cell table:style-name="Таблица1.A2" office:value-type="string">
            <text:p text:style-name="P64">...</text:p>
          </table:table-cell>
          <table:table-cell table:style-name="Таблица1.C2" office:value-type="string">
            <text:p text:style-name="P64">имя переменной, метода, класса и т. д., алфавито-циферными считаются следующие символы: a-zA-Z0-9+-*/@$%^&amp;_=&lt;&gt;~.</text:p>
          </table:table-cell>
        </table:table-row>
        <table:table-row>
          <table:covered-table-cell/>
          <table:table-cell table:style-name="Таблица1.A2" office:value-type="string">
            <text:p text:style-name="P64">:...</text:p>
          </table:table-cell>
          <table:table-cell table:style-name="Таблица1.C2" office:value-type="string">
            <text:p text:style-name="P64">специальный синтаксис при создании экземпляра класса, обозначает имя типа для привязки к слоту</text:p>
          </table:table-cell>
        </table:table-row>
      </table:table>
      <text:p text:style-name="P16"/>
      <text:p text:style-name="P14"><text:tab/>5 Грамматика языка</text:p>
      <text:p text:style-name="P14"/>
      <text:p text:style-name="P68">%type <text:s text:c="2"/>&lt;semantic_program&gt; <text:s text:c="10"/>program</text:p>
      <text:p text:style-name="P68">%type <text:s text:c="2"/>&lt;semantic_program_part&gt; <text:s text:c="5"/>program_part</text:p>
      <text:p text:style-name="P68">%type <text:s text:c="2"/>&lt;semantic_program_part_seq&gt; <text:s/>program_part_seq</text:p>
      <text:p text:style-name="P68">%type <text:s text:c="2"/>&lt;semantic_s_expr&gt; <text:s text:c="11"/>s_expr</text:p>
      <text:p text:style-name="P68">%type <text:s text:c="2"/>&lt;semantic_s_expr_seq&gt; <text:s text:c="7"/>s_expr_seq</text:p>
      <text:p text:style-name="P68">%type <text:s text:c="2"/>&lt;semantic_slot_prop&gt; <text:s text:c="8"/>slot_prop</text:p>
      <text:p text:style-name="P68">%type <text:s text:c="2"/>&lt;semantic_slot_prop_seq&gt; <text:s text:c="4"/>slot_prop_seq</text:p>
      <text:p text:style-name="P68">%type <text:s text:c="2"/>&lt;semantic_slot_def&gt; <text:s text:c="9"/>slot_def</text:p>
      <text:p text:style-name="P68">%type <text:s text:c="2"/>&lt;semantic_slot_def_seq&gt; <text:s text:c="5"/>slot_def_seq</text:p>
      <text:p text:style-name="P68">%type <text:s text:c="2"/>&lt;semantic_def&gt; <text:s text:c="14"/>def</text:p>
      <text:p text:style-name="P68"/>
      <text:p text:style-name="P68">%token <text:s/>&lt;semantic_int&gt; <text:s text:c="14"/>INT</text:p>
      <text:p text:style-name="P68">%token <text:s/>&lt;semantic_char&gt; <text:s text:c="13"/>CHAR</text:p>
      <text:p text:style-name="P68">%token <text:s/>&lt;semantic_string&gt; <text:s text:c="11"/>STRING</text:p>
      <text:p text:style-name="P68">%token <text:s/>&lt;semantic_bool&gt; <text:s text:c="13"/>BOOL</text:p>
      <text:p text:style-name="P68">%token <text:s/>&lt;semantic_id&gt; <text:s text:c="15"/>ID</text:p>
      <text:p text:style-name="P68"/>
      <text:p text:style-name="P68">%token LOOP</text:p>
      <text:p text:style-name="P68">%token FOR</text:p>
      <text:p text:style-name="P68">%token IN</text:p>
      <text:p text:style-name="P68">%token DO</text:p>
      <text:p text:style-name="P68">%token FROM</text:p>
      <text:p text:style-name="P68">%token TO</text:p>
      <text:p text:style-name="P68">%token DOWNTO</text:p>
      <text:p text:style-name="P68">%token WHILE</text:p>
      <text:p text:style-name="P68">%token PROGN</text:p>
      <text:p text:style-name="P68">%token IF</text:p>
      <text:p text:style-name="P68">%token DEFCLASS</text:p>
      <text:p text:style-name="P68">%token DEFUN</text:p>
      <text:p text:style-name="P68">%token INITFORM</text:p>
      <text:p text:style-name="P68">%token READER</text:p>
      <text:p text:style-name="P68">%token WRITER</text:p>
      <text:p text:style-name="P68"><text:soft-page-break/>%token ACCESSOR</text:p>
      <text:p text:style-name="P68">%token ALLOCATION</text:p>
      <text:p text:style-name="P68">%token ALLOCINSTANCE</text:p>
      <text:p text:style-name="P68">%token ALLOCCLASS</text:p>
      <text:p text:style-name="P68">%token MAKEINSTANCE</text:p>
      <text:p text:style-name="P68">%token SLOTVALUE</text:p>
      <text:p text:style-name="P68">%token ERROR_UNCLOSED_COMMENT</text:p>
      <text:p text:style-name="P68">%token ERROR_UNCLOSED_STRING</text:p>
      <text:p text:style-name="P68">%token ERROR_UNEXPECTED_CHARACTER</text:p>
      <text:p text:style-name="P68"/>
      <text:p text:style-name="P68">%start program</text:p>
      <text:p text:style-name="P68"/>
      <text:p text:style-name="P68">%%</text:p>
      <text:p text:style-name="P68"/>
      <text:p text:style-name="P68">program : program_part_seq</text:p>
      <text:p text:style-name="P68"><text:s text:c="8"/>| /* empty */</text:p>
      <text:p text:style-name="P68"><text:s text:c="8"/>;</text:p>
      <text:p text:style-name="P68"/>
      <text:p text:style-name="P68">lexerror : ERROR_UNCLOSED_COMMENT</text:p>
      <text:p text:style-name="P68"><text:s text:c="9"/>| ERROR_UNCLOSED_STRING</text:p>
      <text:p text:style-name="P68"><text:s text:c="9"/>| ERROR_UNEXPECTED_CHARACTER</text:p>
      <text:p text:style-name="P68"><text:s text:c="9"/>;</text:p>
      <text:p text:style-name="P68"/>
      <text:p text:style-name="P68">program_part : s_expr</text:p>
      <text:p text:style-name="P68"><text:s text:c="13"/>| def</text:p>
      <text:p text:style-name="P68"><text:s text:c="13"/>;</text:p>
      <text:p text:style-name="P68"/>
      <text:p text:style-name="P68">program_part_seq : program_part</text:p>
      <text:p text:style-name="P68"><text:s text:c="17"/>| program_part_seq program_part</text:p>
      <text:p text:style-name="P68"><text:s text:c="17"/>;</text:p>
      <text:p text:style-name="P68"/>
      <text:p text:style-name="P68">s_expr : INT</text:p>
      <text:p text:style-name="P68"><text:s text:c="7"/>| CHAR</text:p>
      <text:p text:style-name="P68"><text:s text:c="7"/>| STRING</text:p>
      <text:p text:style-name="P68"><text:s text:c="7"/>| BOOL</text:p>
      <text:p text:style-name="P68"><text:s text:c="7"/>| ID</text:p>
      <text:p text:style-name="P68"><text:s text:c="7"/>| '(' ')'</text:p>
      <text:p text:style-name="P68"><text:s text:c="7"/>| '(' ID ')'</text:p>
      <text:p text:style-name="P68"><text:s text:c="7"/>| '(' ID s_expr_seq ')'</text:p>
      <text:p text:style-name="P68"><text:s text:c="7"/>| '(' LOOP FOR ID IN s_expr DO s_expr_seq ')'</text:p>
      <text:p text:style-name="P68"><text:s text:c="7"/>| '(' LOOP FOR ID FROM s_expr TO s_expr DO s_expr_seq ')'</text:p>
      <text:p text:style-name="P68"><text:s text:c="7"/>| '(' LOOP FOR ID FROM s_expr DOWNTO s_expr DO s_expr_seq ')'</text:p>
      <text:p text:style-name="P68"><text:s text:c="7"/>| '(' LOOP WHILE s_expr DO s_expr_seq ')'</text:p>
      <text:p text:style-name="P68"><text:s text:c="7"/>| '(' PROGN s_expr_seq ')'</text:p>
      <text:p text:style-name="P68"><text:s text:c="7"/>| '(' IF s_expr s_expr ')'</text:p>
      <text:p text:style-name="P68"><text:s text:c="7"/>| '(' IF s_expr s_expr s_expr ')'</text:p>
      <text:p text:style-name="P68"><text:s text:c="7"/>| '(' MAKEINSTANCE '\'' ID ')'</text:p>
      <text:p text:style-name="P68"><text:s text:c="7"/>| '(' SLOTVALUE ID '\'' ID ')'</text:p>
      <text:p text:style-name="P68"><text:s text:c="7"/>| lexerror</text:p>
      <text:p text:style-name="P68"><text:s text:c="7"/>;</text:p>
      <text:p text:style-name="P68"/>
      <text:p text:style-name="P68">s_expr_seq : s_expr</text:p>
      <text:p text:style-name="P68"><text:s text:c="11"/>| s_expr_seq s_expr</text:p>
      <text:p text:style-name="P68"><text:s text:c="11"/>;</text:p>
      <text:p text:style-name="P68"/>
      <text:p text:style-name="P68">slot_prop : INITFORM s_expr</text:p>
      <text:p text:style-name="P68"><text:s text:c="10"/>| READER ID</text:p>
      <text:p text:style-name="P68"><text:s text:c="10"/>| WRITER ID</text:p>
      <text:p text:style-name="P68"><text:s text:c="10"/>| ACCESSOR ID</text:p>
      <text:p text:style-name="P68"><text:s text:c="10"/>| ALLOCATION ALLOCINSTANCE</text:p>
      <text:p text:style-name="P68"><text:s text:c="10"/>| ALLOCATION ALLOCCLASS</text:p>
      <text:p text:style-name="P68"><text:s text:c="10"/>| lexerror</text:p>
      <text:p text:style-name="P68"><text:s text:c="10"/>;</text:p>
      <text:p text:style-name="P68"/>
      <text:p text:style-name="P68">slot_prop_seq : slot_prop</text:p>
      <text:p text:style-name="P68"><text:s text:c="14"/>| slot_prop_seq slot_prop</text:p>
      <text:p text:style-name="P68"><text:soft-page-break/><text:s text:c="14"/>;</text:p>
      <text:p text:style-name="P68"/>
      <text:p text:style-name="P68">slot_def : '(' ID slot_prop_seq ')'</text:p>
      <text:p text:style-name="P68"><text:s text:c="9"/>| lexerror</text:p>
      <text:p text:style-name="P68"><text:s text:c="9"/>;</text:p>
      <text:p text:style-name="P68"/>
      <text:p text:style-name="P68">slot_def_seq : slot_def</text:p>
      <text:p text:style-name="P68"><text:s text:c="13"/>| slot_def_seq slot_def</text:p>
      <text:p text:style-name="P68"><text:s text:c="13"/>;</text:p>
      <text:p text:style-name="P68"/>
      <text:p text:style-name="P68">def : '(' DEFUN ID '(' ')' s_expr_seq ')'</text:p>
      <text:p text:style-name="P68"><text:s text:c="4"/>| '(' DEFUN ID '(' s_expr_seq ')' s_expr_seq ')'</text:p>
      <text:p text:style-name="P68"><text:s text:c="4"/>| '(' DEFCLASS ID '(' ')' '(' slot_def_seq ')' ')'</text:p>
      <text:p text:style-name="P68"><text:s text:c="4"/>| '(' DEFCLASS ID '(' ID ')' '(' slot_def_seq ')' ')'</text:p>
      <text:p text:style-name="P68"><text:s text:c="4"/>;</text:p>
      <text:p text:style-name="P71"/>
      <text:p text:style-name="P14"><text:tab/>6 Перечень таблиц, генерируемых на этапе семантического анализа</text:p>
      <text:p text:style-name="P14"/>
      <text:p text:style-name="P72"><text:tab/>На этапе семантического анализа генерируются таблицы:</text:p>
      <text:p text:style-name="P72">- констант главного класса;</text:p>
      <text:p text:style-name="P72">- методов главного класса;</text:p>
      <text:p text:style-name="P72">- локальных переменных для методов.</text:p>
      <text:p text:style-name="P72"><text:tab/>Весь глобальный код (не находящийся внутри определенных пользователем методов) перемещается внутрь функции main главного класса.</text:p>
      <text:p text:style-name="P17"><text:span text:style-name="T46"><text:tab/></text:span><text:span text:style-name="T47">Используются следующие структуры данных.</text:span></text:p>
      <text:p text:style-name="P74"/>
      <text:p text:style-name="P4">/**</text:p>
      <text:p text:style-name="P4"><text:s/>* @brief Java constants types.</text:p>
      <text:p text:style-name="P4"><text:s/>*/</text:p>
      <text:p text:style-name="P4">enum JavaConstantsTypes</text:p>
      <text:p text:style-name="P4">{</text:p>
      <text:p text:style-name="P4"><text:s text:c="4"/>CONSTANT_Utf8 = 1,</text:p>
      <text:p text:style-name="P4"><text:s text:c="4"/>CONSTANT_Integer = 3,</text:p>
      <text:p text:style-name="P4"><text:s text:c="4"/>CONSTANT_Float = 4,</text:p>
      <text:p text:style-name="P4"><text:s text:c="4"/>CONSTANT_Long = 5,</text:p>
      <text:p text:style-name="P4"><text:s text:c="4"/>CONSTANT_Double = 6,</text:p>
      <text:p text:style-name="P4"><text:s text:c="4"/>CONSTANT_Class = 7,</text:p>
      <text:p text:style-name="P4"><text:s text:c="4"/>CONSTANT_String = 8,</text:p>
      <text:p text:style-name="P4"><text:s text:c="4"/>CONSTANT_Fieldref = 9,</text:p>
      <text:p text:style-name="P4"><text:s text:c="4"/>CONSTANT_Methodref = 10,</text:p>
      <text:p text:style-name="P4"><text:s text:c="4"/>CONSTANT_InterfaceMethodref = 11,</text:p>
      <text:p text:style-name="P4"><text:s text:c="4"/>CONSTANT_NameAndType = 12</text:p>
      <text:p text:style-name="P4">};</text:p>
      <text:p text:style-name="P4"/>
      <text:p text:style-name="P4">/**</text:p>
      <text:p text:style-name="P4"><text:s/>* @brief Represents a constant.</text:p>
      <text:p text:style-name="P4"><text:s/>*/</text:p>
      <text:p text:style-name="P4">class SemanticConstant</text:p>
      <text:p text:style-name="P4">{</text:p>
      <text:p text:style-name="P4">public:</text:p>
      <text:p text:style-name="P4"><text:s text:c="4"/>quint16 <text:s text:c="11"/>fNumber; // Number in the constants table, counts from 0.</text:p>
      <text:p text:style-name="P4"><text:s text:c="4"/>JavaConstantsTypes fType; <text:s text:c="2"/>// Type of the constant.</text:p>
      <text:p text:style-name="P4"><text:s text:c="4"/>QString <text:s text:c="11"/>fUtf8; <text:s text:c="4"/>// UTF-8 string.</text:p>
      <text:p text:style-name="P4"><text:s text:c="4"/>qint32 <text:s text:c="12"/>fInteger; <text:s/>// Integer value.</text:p>
      <text:p text:style-name="P4"><text:s text:c="4"/>SemanticConstant * fRef1; <text:s text:c="4"/>// Pointer to another constant if required.</text:p>
      <text:p text:style-name="P4"><text:s text:c="4"/>SemanticConstant * fRef2; <text:s text:c="4"/>// Pointer to another constant if required.</text:p>
      <text:p text:style-name="P4"/>
      <text:p text:style-name="P4"><text:s text:c="4"/>SemanticConstant(quint16 number, JavaConstantsTypes type, QString utf8,</text:p>
      <text:p text:style-name="P4"><text:s text:c="21"/>qint32 integer, SemanticConstant * ref1, SemanticConstant * ref2);</text:p>
      <text:p text:style-name="P4"/>
      <text:p text:style-name="P4"><text:s text:c="4"/>void generateCode(BinaryWriter * writer) const;</text:p>
      <text:p text:style-name="P4"><text:s text:c="4"/>QString dotCode(QString previous) const;</text:p>
      <text:p text:style-name="P4">};</text:p>
      <text:p text:style-name="P4"/>
      <text:p text:style-name="P3">/**</text:p>
      <text:p text:style-name="P3"><text:s/>* @brief Represents the semantic analyzer that encapsulates all stuff.</text:p>
      <text:p text:style-name="P3"><text:s/>*/</text:p>
      <text:p text:style-name="P3">class SemanticProgram</text:p>
      <text:p text:style-name="P3"><text:soft-page-break/>{</text:p>
      <text:p text:style-name="P3">public:</text:p>
      <text:p text:style-name="P3"><text:s text:c="4"/>SemanticProgram();</text:p>
      <text:p text:style-name="P3"><text:s text:c="4"/>SemanticProgram(const program_struct * root);</text:p>
      <text:p text:style-name="P3"><text:s text:c="4"/>~SemanticProgram();</text:p>
      <text:p text:style-name="P3"/>
      <text:p text:style-name="P3"><text:s text:c="4"/>void doTransform();</text:p>
      <text:p text:style-name="P3"><text:s text:c="4"/>bool doSemantics();</text:p>
      <text:p text:style-name="P3"><text:s text:c="4"/>bool doGenerateCode(QString dir) const;</text:p>
      <text:p text:style-name="P3"/>
      <text:p text:style-name="P3"><text:s text:c="4"/>QString dotCode() const;</text:p>
      <text:p text:style-name="P3"><text:s text:c="4"/>ProgramNode * root() const;</text:p>
      <text:p text:style-name="P3"><text:s text:c="4"/>QStringList errors() const;</text:p>
      <text:p text:style-name="P3"/>
      <text:p text:style-name="P3"><text:s text:c="4"/>bool hasClass(QString name) const;</text:p>
      <text:p text:style-name="P3"><text:s text:c="4"/>SemanticClass * getClass(QString name) const;</text:p>
      <text:p text:style-name="P3"><text:s text:c="4"/>SemanticClass * addClass(const DefinitionNode * node);</text:p>
      <text:p text:style-name="P3"/>
      <text:p text:style-name="P3">private:</text:p>
      <text:p text:style-name="P3"><text:s text:c="4"/>ProgramNode <text:s text:c="19"/>* fRoot; <text:s text:c="6"/>// Root of the attributed tree.</text:p>
      <text:p text:style-name="P3"><text:s text:c="4"/>QMap&lt;QString, SemanticClass *&gt; <text:s text:c="2"/>fClassTable; // Class table.</text:p>
      <text:p text:style-name="P3"><text:s text:c="4"/>QStringList <text:s text:c="21"/>fErrors; <text:s text:c="4"/>// Semantic errors messages.</text:p>
      <text:p text:style-name="P3">};</text:p>
      <text:p text:style-name="P3"/>
      <text:p text:style-name="P3">/**</text:p>
      <text:p text:style-name="P3"><text:s/>* @brief Represents a class.</text:p>
      <text:p text:style-name="P3"><text:s/>*/</text:p>
      <text:p text:style-name="P3">class SemanticClass</text:p>
      <text:p text:style-name="P3">{</text:p>
      <text:p text:style-name="P3">public:</text:p>
      <text:p text:style-name="P3"><text:s text:c="4"/>SemanticConstant <text:s text:c="14"/>* fConstCode; <text:s text:c="5"/>// Utf8 constant "Code".</text:p>
      <text:p text:style-name="P3"><text:s text:c="4"/>SemanticConstant <text:s text:c="14"/>* fConstClass; <text:s text:c="4"/>// Name of the class.</text:p>
      <text:p text:style-name="P3"><text:s text:c="4"/>SemanticConstant <text:s text:c="14"/>* fConstParent; <text:s text:c="3"/>// Name of the parent class.</text:p>
      <text:p text:style-name="P3"/>
      <text:p text:style-name="P3"><text:s text:c="4"/>SemanticMethod <text:s text:c="16"/>* fConstructorThis;</text:p>
      <text:p text:style-name="P3"><text:s text:c="4"/>SemanticMethod <text:s text:c="16"/>* fConstructorParent;</text:p>
      <text:p text:style-name="P3"><text:s text:c="4"/>DefinitionNode const <text:s text:c="10"/>* fNode; <text:s text:c="10"/>// Corresponding tree node.</text:p>
      <text:p text:style-name="P3"/>
      <text:p text:style-name="P3"><text:s text:c="4"/>SemanticClass(QString name, QString parent, const DefinitionNode * node = NULL);</text:p>
      <text:p text:style-name="P3"><text:s text:c="4"/>~SemanticClass();</text:p>
      <text:p text:style-name="P3"/>
      <text:p text:style-name="P3"><text:s text:c="4"/>bool generateCode(QString dir) const;</text:p>
      <text:p text:style-name="P3"/>
      <text:p text:style-name="P3"><text:s text:c="4"/>QString dotForTables(QString previous) const;</text:p>
      <text:p text:style-name="P3"/>
      <text:p text:style-name="P3"><text:s text:c="4"/>SemanticConstant * addUtf8Constant(QString value);</text:p>
      <text:p text:style-name="P3"><text:s text:c="4"/>SemanticConstant * addIntegerConstant(qint32 value);</text:p>
      <text:p text:style-name="P3"><text:s text:c="4"/>SemanticConstant * addClassConstant(QString name);</text:p>
      <text:p text:style-name="P3"><text:s text:c="4"/>SemanticConstant * addStringConstant(QString value);</text:p>
      <text:p text:style-name="P3"><text:s text:c="4"/>SemanticConstant * addFieldrefConstant(QString className, QString fieldName, QString descriptor);</text:p>
      <text:p text:style-name="P3"><text:s text:c="4"/>SemanticConstant * addMethodrefConstant(QString className, QString methodName, QString descriptor);</text:p>
      <text:p text:style-name="P3"><text:s text:c="4"/>SemanticConstant * addInterfaceMethodrefConstant(QString interfaceName, QString methodName, QString descriptor);</text:p>
      <text:p text:style-name="P3"><text:s text:c="4"/>SemanticConstant * addNameAndTypeConstant(QString name, QString type);</text:p>
      <text:p text:style-name="P3"/>
      <text:p text:style-name="P3"><text:s text:c="4"/>SemanticConstant * findIntegerConstant(qint32 value) const;</text:p>
      <text:p text:style-name="P3"><text:s text:c="4"/>SemanticConstant * findClassConstant(QString name) const;</text:p>
      <text:p text:style-name="P3"><text:s text:c="4"/>SemanticConstant * findStringConstant(QString name) const;</text:p>
      <text:p text:style-name="P3"><text:s text:c="4"/>SemanticConstant * findFieldrefConstant(QString className, QString fieldName) const;</text:p>
      <text:p text:style-name="P3"><text:s text:c="4"/>SemanticConstant * findMethodrefConstant(QString className, QString methodName) const;</text:p>
      <text:p text:style-name="P3"><text:s text:c="4"/>SemanticConstant * findInterfaceMethodrefConstant(QString interfaceName, QString methodName) const;</text:p>
      <text:p text:style-name="P3"/>
      <text:p text:style-name="P3"><text:s text:c="4"/>void addDefaultAndParentConstructor();</text:p>
      <text:p text:style-name="P3"><text:s text:c="4"/>void addRTLConstants();</text:p>
      <text:p text:style-name="P3"/>
      <text:p text:style-name="P3"><text:s text:c="4"/>bool hasField(QString name) const;</text:p>
      <text:p text:style-name="P3"><text:s text:c="4"/>bool hasMethod(QString name) const;</text:p>
      <text:p text:style-name="P3"><text:s text:c="4"/>SemanticField * getField(QString name) const;</text:p>
      <text:p text:style-name="P3"><text:s text:c="4"/>SemanticMethod * getMethod(QString name) const;</text:p>
      <text:p text:style-name="P3"><text:s text:c="4"/>SemanticField * addField(const DefinitionNode * node);</text:p>
      <text:p text:style-name="P3"><text:s text:c="4"/>SemanticMethod * addMethod(const DefinitionNode * node);</text:p>
      <text:p text:style-name="P3"/>
      <text:p text:style-name="P3">private:</text:p>
      <text:p text:style-name="P3"><text:s text:c="4"/>QLinkedList&lt;SemanticConstant *&gt; <text:s/>fConstantsTable; // Constants table.</text:p>
      <text:p text:style-name="P3"><text:s text:c="4"/>QMap&lt;QString, SemanticField *&gt; <text:s text:c="2"/>fFieldsTable; <text:s text:c="3"/>// Fields table.</text:p>
      <text:p text:style-name="P3"><text:s text:c="4"/>QMap&lt;QString, SemanticMethod *&gt; <text:s/>fMethodsTable; <text:s text:c="2"/>// Methods table.</text:p>
      <text:p text:style-name="P3"><text:s text:c="4"/>static QString createMethodDesc(int numberOfArguments);</text:p>
      <text:p text:style-name="P3">};</text:p>
      <text:p text:style-name="P3"/>
      <text:p text:style-name="P3">/**</text:p>
      <text:p text:style-name="P3"><text:soft-page-break/><text:s/>* @brief Represents a class field.</text:p>
      <text:p text:style-name="P3"><text:s/>*/</text:p>
      <text:p text:style-name="P3">class SemanticField</text:p>
      <text:p text:style-name="P3">{</text:p>
      <text:p text:style-name="P3">public:</text:p>
      <text:p text:style-name="P3"><text:s text:c="4"/>SemanticConstant * fConstFieldref; <text:s/>// CONSTANT_Fieldref constant.</text:p>
      <text:p text:style-name="P3"><text:s text:c="4"/>bool <text:s text:c="14"/>fIsStatic; <text:s text:c="6"/>// Is this field static?</text:p>
      <text:p text:style-name="P3"/>
      <text:p text:style-name="P3"><text:s text:c="4"/>SemanticField();</text:p>
      <text:p text:style-name="P3">};</text:p>
      <text:p text:style-name="P3"/>
      <text:p text:style-name="P3">/**</text:p>
      <text:p text:style-name="P3"><text:s/>* @brief Represents a class method.</text:p>
      <text:p text:style-name="P3"><text:s/>*/</text:p>
      <text:p text:style-name="P3">class SemanticMethod</text:p>
      <text:p text:style-name="P3">{</text:p>
      <text:p text:style-name="P3">public:</text:p>
      <text:p text:style-name="P3"><text:s text:c="4"/>SemanticConstant <text:s text:c="4"/>* fConstMethodref; // CONSTANT_Methodref constant.</text:p>
      <text:p text:style-name="P3"><text:s text:c="4"/>bool <text:s text:c="18"/>fIsStatic; <text:s text:c="6"/>// Is this method static?</text:p>
      <text:p text:style-name="P3"><text:s text:c="4"/>DefinitionNode const * fNode; <text:s text:c="10"/>// Corresponding tree node.</text:p>
      <text:p text:style-name="P3"/>
      <text:p text:style-name="P3"><text:s text:c="4"/>SemanticMethod();</text:p>
      <text:p text:style-name="P3"><text:s text:c="4"/>~SemanticMethod();</text:p>
      <text:p text:style-name="P3"/>
      <text:p text:style-name="P3"><text:s text:c="4"/>void generateCode(BinaryWriter * writer, const SemanticClass * curClass) const;</text:p>
      <text:p text:style-name="P3"/>
      <text:p text:style-name="P3"><text:s text:c="4"/>bool hasLocalVar(QString name) const;</text:p>
      <text:p text:style-name="P3"><text:s text:c="4"/>SemanticLocalVar * getLocalVar(QString name) const;</text:p>
      <text:p text:style-name="P3"><text:s text:c="4"/>SemanticLocalVar * addLocalVar(QString name);</text:p>
      <text:p text:style-name="P3"/>
      <text:p text:style-name="P3"><text:s text:c="4"/>static QStringList getBaseClassMethods();</text:p>
      <text:p text:style-name="P3"><text:s text:c="4"/>static QStringList getRTLMethods();</text:p>
      <text:p text:style-name="P3"><text:s text:c="4"/>static bool isBaseClassMethod(QString name);</text:p>
      <text:p text:style-name="P3"><text:s text:c="4"/>static bool isRTLMethod(QString name);</text:p>
      <text:p text:style-name="P3"><text:s text:c="4"/>static QString getDescForBaseClassMethod(QString name);</text:p>
      <text:p text:style-name="P3"><text:s text:c="4"/>static QString getDescForRTLMethod(QString name);</text:p>
      <text:p text:style-name="P3"/>
      <text:p text:style-name="P3">private:</text:p>
      <text:p text:style-name="P3"><text:s text:c="4"/>QMap&lt;QString, SemanticLocalVar *&gt; fLocalVarsTable; // Local variables table.</text:p>
      <text:p text:style-name="P3"/>
      <text:p text:style-name="P3"><text:s text:c="4"/>void generateCodeAttribute(BinaryWriter * writer, const SemanticClass * curClass) const;</text:p>
      <text:p text:style-name="P3"><text:s text:c="4"/>QByteArray generateByteCodeForMethod(const SemanticClass * curClass) const;</text:p>
      <text:p text:style-name="P3">};</text:p>
      <text:p text:style-name="P3"/>
      <text:p text:style-name="P3">/**</text:p>
      <text:p text:style-name="P3"><text:s/>* @brief Represents a local variable.</text:p>
      <text:p text:style-name="P3"><text:s/>*/</text:p>
      <text:p text:style-name="P3">class SemanticLocalVar</text:p>
      <text:p text:style-name="P3">{</text:p>
      <text:p text:style-name="P3">public:</text:p>
      <text:p text:style-name="P3"><text:s text:c="4"/>quint8 <text:s text:c="2"/>fNumber; // Number of the variable.</text:p>
      <text:p text:style-name="P3"><text:s text:c="4"/>QString <text:s/>fName; <text:s text:c="2"/>// Name of the variable.</text:p>
      <text:p text:style-name="P3"/>
      <text:p text:style-name="P3"><text:s text:c="4"/>SemanticLocalVar(quint8 number = 0, QString name = "");</text:p>
      <text:p text:style-name="P70">};</text:p>
      <text:p text:style-name="P73"/>
      <text:p text:style-name="P18"><text:span text:style-name="T46"><text:tab/></text:span><text:span text:style-name="T48">7 Выводы</text:span></text:p>
      <text:p text:style-name="P75"/>
      <text:p text:style-name="P19"><text:span text:style-name="T48"><text:tab/>В результате изучения дисциплины «Теория языков программирования и методы трансляции» были получены знания и навыки по трансляции программ с языков высокого уровня на язык</text:span><text:span text:style-name="T49">и</text:span><text:span text:style-name="T48"> низкого уровня.</text:span></text:p>
      <text:p text:style-name="P19"><text:span text:style-name="T48"><text:tab/></text:span><text:span text:style-name="T51">Поскольку транслируемый язык имеет динамическую типизацию, этап семантического анализа оказался относительно легким, однако генерация кода была немного более трудной, чем для языков со статической типизацией.</text:span></text:p>
      <text:p text:style-name="P19"><text:span text:style-name="T51"><text:tab/></text:span><text:span text:style-name="T50">Был создан компилятор подмножества языка Common Lisp в байт-код виртуальной машины Java</text:span><text:span text:style-name="T52">, </text:span><text:span text:style-name="T55">что позволило глубже понимать принципы ее работы. </text:span><text:span text:style-name="T54">С практической стороны н</text:span><text:span text:style-name="T52">аписание компилятора, </text:span><text:span text:style-name="T54">помимо изучения языка Common Lisp, </text:span><text:span text:style-name="T52">позволило овладеть инструментами flex, bison </text:span><text:span text:style-name="T53">и javap.</text:span><text:span text:style-name="T50"><text:tab/></text:span></text:p>
      <text:p text:style-name="P76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0.741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011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2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4.551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5.821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091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8.361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9.631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0.90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2T14:53:04</meta:creation-date>
    <dc:date>2012-12-23T20:58:15</dc:date>
    <meta:editing-duration>PT1H32M59S</meta:editing-duration>
    <meta:editing-cycles>89</meta:editing-cycles>
    <meta:generator>LibreOffice/3.6$Linux_X86_64 LibreOffice_project/360m1$Build-3</meta:generator>
    <meta:document-statistic meta:table-count="2" meta:image-count="0" meta:object-count="0" meta:page-count="10" meta:paragraph-count="470" meta:word-count="2007" meta:character-count="16150" meta:non-whitespace-character-count="13053"/>
  </office:meta>
</office:document-meta>
</file>